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2_._20_Level_20_Indent-first_20_line_20_-_3e_">
      <style:text-properties officeooo:rsid="017f5d48" officeooo:paragraph-rsid="02f3c025"/>
    </style:style>
    <style:style style:name="P2" style:family="paragraph" style:parent-style-name="_32_._20_Level_20_Indent-first_20_line_20_-_3e_">
      <style:text-properties officeooo:rsid="02f48fe7" officeooo:paragraph-rsid="03e6c6be"/>
    </style:style>
    <style:style style:name="P3" style:family="paragraph" style:parent-style-name="_32_._20_Level_20_Indent-first_20_line_20_-_3e_">
      <style:text-properties officeooo:rsid="02f48fe7" officeooo:paragraph-rsid="03e7d8cc"/>
    </style:style>
    <style:style style:name="P4" style:family="paragraph" style:parent-style-name="_32_._20_Level_20_Indent-first_20_line_20_-_3e_">
      <style:text-properties officeooo:rsid="0315b432" officeooo:paragraph-rsid="02f3c025"/>
    </style:style>
    <style:style style:name="P5" style:family="paragraph" style:parent-style-name="_32_._20_Level_20_Indent-first_20_line_20_-_3e_">
      <style:text-properties officeooo:rsid="0315b432" officeooo:paragraph-rsid="040a8fda"/>
    </style:style>
    <style:style style:name="P6" style:family="paragraph" style:parent-style-name="_32_._20_Level_20_Indent-first_20_line_20_-_3e_">
      <style:text-properties officeooo:rsid="0315b432" officeooo:paragraph-rsid="041547c5"/>
    </style:style>
    <style:style style:name="P7" style:family="paragraph" style:parent-style-name="_32_._20_Level_20_Indent-first_20_line_20_-_3e_">
      <style:text-properties officeooo:rsid="0315b432" officeooo:paragraph-rsid="0408bc90"/>
    </style:style>
    <style:style style:name="P8" style:family="paragraph" style:parent-style-name="_32_._20_Level_20_Indent-first_20_line_20_-_3e_">
      <style:text-properties officeooo:rsid="03034e8d" officeooo:paragraph-rsid="03e7d8cc"/>
    </style:style>
    <style:style style:name="P9" style:family="paragraph" style:parent-style-name="_32_._20_Level_20_Indent-first_20_line_20_-_3e_">
      <style:text-properties officeooo:rsid="040b7a40" officeooo:paragraph-rsid="040b7a40"/>
    </style:style>
    <style:style style:name="P10" style:family="paragraph" style:parent-style-name="_32_._20_Level_20_Indent-first_20_line_20_-_3e_">
      <style:text-properties officeooo:rsid="040b7a40" officeooo:paragraph-rsid="0411de03"/>
    </style:style>
    <style:style style:name="P11" style:family="paragraph" style:parent-style-name="_32_._20_Level_20_Indent-first_20_line_20_-_3e_">
      <style:text-properties officeooo:rsid="0411de03" officeooo:paragraph-rsid="0411de03"/>
    </style:style>
    <style:style style:name="P12" style:family="paragraph" style:parent-style-name="_32_._20_Level_20_Indent-first_20_line_20_-_3e_">
      <style:text-properties officeooo:rsid="03f90ade" officeooo:paragraph-rsid="044fb675"/>
    </style:style>
    <style:style style:name="P13" style:family="paragraph" style:parent-style-name="_32_._20_Level_20_Indent-first_20_line_20_-_3e_">
      <style:text-properties style:use-window-font-color="true" style:font-name="Ubuntu1" fo:font-size="10pt" fo:font-weight="normal" officeooo:rsid="040b9052" officeooo:paragraph-rsid="048e4bf4" fo:background-color="transparent" style:font-size-asian="10pt" style:font-weight-asian="normal" style:font-size-complex="10pt" style:font-weight-complex="normal" loext:shadow="none"/>
    </style:style>
    <style:style style:name="P14" style:family="paragraph" style:parent-style-name="_32_._20_Level_20_Indent-first_20_line_20_-_3e_">
      <style:text-properties style:use-window-font-color="true" style:font-name="Ubuntu1" fo:font-size="10pt" fo:font-weight="normal" officeooo:rsid="040b9052" officeooo:paragraph-rsid="048eee20" fo:background-color="transparent" style:font-size-asian="10pt" style:font-weight-asian="normal" style:font-size-complex="10pt" style:font-weight-complex="normal" loext:shadow="none"/>
    </style:style>
    <style:style style:name="P15" style:family="paragraph" style:parent-style-name="_32_._20_Level_20_Indent-first_20_line_20_-_3e_">
      <style:text-properties officeooo:rsid="0490484a" officeooo:paragraph-rsid="0490484a"/>
    </style:style>
    <style:style style:name="P16" style:family="paragraph" style:parent-style-name="_32_._20_Level_20_Indent-first_20_line_20_-_3e_">
      <style:text-properties officeooo:rsid="0491720d" officeooo:paragraph-rsid="0491720d"/>
    </style:style>
    <style:style style:name="P17" style:family="paragraph" style:parent-style-name="_32_._20_Level_20_Indent-first_20_line_20_-_3e_">
      <style:text-properties officeooo:rsid="0491e7d0" officeooo:paragraph-rsid="0491e7d0"/>
    </style:style>
    <style:style style:name="P18" style:family="paragraph" style:parent-style-name="_32_._20_Level_20_Indent-first_20_line_20_-_3e_">
      <style:text-properties officeooo:rsid="0491e7d0" officeooo:paragraph-rsid="049accbf"/>
    </style:style>
    <style:style style:name="P19" style:family="paragraph" style:parent-style-name="_32_._20_Level_20_Indent-first_20_line_20_-_3e_">
      <style:text-properties officeooo:rsid="0491e7d0" officeooo:paragraph-rsid="049f02f1"/>
    </style:style>
    <style:style style:name="P20" style:family="paragraph" style:parent-style-name="_32_._20_Level_20_Indent-first_20_line_20_-_3e_">
      <style:text-properties officeooo:rsid="0493bbd1" officeooo:paragraph-rsid="0493bbd1"/>
    </style:style>
    <style:style style:name="P21"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973000"/>
    </style:style>
    <style:style style:name="P22"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a53537" fo:background-color="transparent" style:font-size-asian="10.5pt"/>
    </style:style>
    <style:style style:name="P23"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973000" fo:background-color="transparent" style:font-size-asian="10.5pt"/>
    </style:style>
    <style:style style:name="P24"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9c7c82" fo:background-color="transparent" style:font-size-asian="10.5pt"/>
    </style:style>
    <style:style style:name="P25" style:family="paragraph" style:parent-style-name="_32_._20_Level_20_Indent-first_20_line_20_-_3e_">
      <style:text-properties fo:font-variant="normal" fo:text-transform="none" fo:color="#000000" style:font-name="Comic Sans MS" fo:font-size="12pt" fo:letter-spacing="normal" fo:font-style="normal" fo:font-weight="normal" officeooo:rsid="049d9c3b" officeooo:paragraph-rsid="049d9c3b" fo:background-color="transparent" style:font-size-asian="10.5pt"/>
    </style:style>
    <style:style style:name="P26" style:family="paragraph" style:parent-style-name="_32_._20_Level_20_Indent-first_20_line_20_-_3e_">
      <style:text-properties fo:font-variant="normal" fo:text-transform="none" fo:color="#000000" style:font-name="Comic Sans MS" fo:font-size="12pt" fo:letter-spacing="normal" fo:font-style="normal" fo:font-weight="normal" officeooo:rsid="049f02f1" officeooo:paragraph-rsid="049f02f1" fo:background-color="transparent" style:font-size-asian="10.5pt"/>
    </style:style>
    <style:style style:name="P27" style:family="paragraph" style:parent-style-name="_32_._20_Level_20_Indent-first_20_line_20_-_3e_">
      <style:text-properties fo:font-variant="normal" fo:text-transform="none" fo:color="#000000" style:font-name="Comic Sans MS" fo:font-size="12pt" fo:letter-spacing="normal" fo:font-style="normal" fo:font-weight="normal" officeooo:rsid="04a2851a" officeooo:paragraph-rsid="04a2851a" fo:background-color="transparent" style:font-size-asian="10.5pt"/>
    </style:style>
    <style:style style:name="P28" style:family="paragraph" style:parent-style-name="_32_._20_Level_20_Indent-first_20_line_20_-_3e_">
      <style:text-properties fo:font-variant="normal" fo:text-transform="none" fo:color="#000000" style:font-name="Comic Sans MS" fo:font-size="12pt" fo:letter-spacing="normal" fo:font-style="normal" fo:font-weight="normal" officeooo:rsid="04a42af0" officeooo:paragraph-rsid="04a42af0" fo:background-color="transparent" style:font-size-asian="10.5pt"/>
    </style:style>
    <style:style style:name="P29" style:family="paragraph" style:parent-style-name="_32_._20_Level_20_Indent-first_20_line_20_-_3e_">
      <style:text-properties fo:font-variant="normal" fo:text-transform="none" fo:color="#000000" style:font-name="Comic Sans MS" fo:font-size="12pt" fo:letter-spacing="normal" fo:font-style="normal" fo:font-weight="normal" officeooo:rsid="04a4471e" officeooo:paragraph-rsid="04a4471e" fo:background-color="transparent" style:font-size-asian="10.5pt"/>
    </style:style>
    <style:style style:name="P30"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a4471e" fo:background-color="transparent" style:font-size-asian="10.5pt" style:font-weight-asian="normal" style:font-size-complex="10pt" style:font-weight-complex="normal" loext:shadow="none"/>
    </style:style>
    <style:style style:name="P31" style:family="paragraph" style:parent-style-name="_32_._20_Level_20_Indent-first_20_line_20_-_3e_">
      <style:text-properties fo:font-variant="normal" fo:text-transform="none" fo:color="#000000" style:font-name="Comic Sans MS" fo:font-size="12pt" fo:letter-spacing="normal" fo:font-style="normal" fo:font-weight="normal" officeooo:rsid="04a53537" officeooo:paragraph-rsid="04a53537" fo:background-color="transparent" style:font-size-asian="10.5pt"/>
    </style:style>
    <style:style style:name="P32" style:family="paragraph" style:parent-style-name="_32_._20_Level_20_Indent-first_20_line_20_-_3e_">
      <style:text-properties fo:font-variant="normal" fo:text-transform="none" fo:color="#000000" style:font-name="Comic Sans MS" fo:font-size="12pt" fo:letter-spacing="normal" fo:font-style="normal" fo:font-weight="normal" officeooo:rsid="04b12bd9" officeooo:paragraph-rsid="04b12bd9" fo:background-color="transparent" style:font-size-asian="10.5pt"/>
    </style:style>
    <style:style style:name="P33" style:family="paragraph" style:parent-style-name="_32_._20_Level_20_Indent-first_20_line_20_-_3e_">
      <style:text-properties fo:font-variant="normal" fo:text-transform="none" fo:color="#000000" style:font-name="Comic Sans MS" fo:font-size="12pt" fo:letter-spacing="normal" fo:font-style="normal" fo:font-weight="normal" officeooo:rsid="04b29ce1" officeooo:paragraph-rsid="04b29ce1" fo:background-color="transparent" style:font-size-asian="10.5pt"/>
    </style:style>
    <style:style style:name="P34" style:family="paragraph" style:parent-style-name="_32_._20_Level_20_Indent-first_20_line_20_-_3e_">
      <style:text-properties fo:font-variant="normal" fo:text-transform="none" fo:color="#000000" style:font-name="Comic Sans MS" fo:font-size="12pt" fo:letter-spacing="normal" fo:font-style="normal" fo:font-weight="normal" officeooo:rsid="04b61d05" officeooo:paragraph-rsid="04b61d05" fo:background-color="transparent" style:font-size-asian="10.5pt"/>
    </style:style>
    <style:style style:name="P35" style:family="paragraph" style:parent-style-name="_32_._20_Level_20_Indent-first_20_line_20_-_3e_">
      <style:text-properties fo:font-variant="normal" fo:text-transform="none" fo:color="#000000" style:font-name="Comic Sans MS" fo:font-size="12pt" fo:letter-spacing="normal" fo:font-style="normal" fo:font-weight="normal" officeooo:rsid="04b89fbb" officeooo:paragraph-rsid="04b89fbb" fo:background-color="transparent" style:font-size-asian="10.5pt"/>
    </style:style>
    <style:style style:name="P36" style:family="paragraph" style:parent-style-name="_32_._20_Level_20_Indent-first_20_line_20_-_3e_">
      <style:text-properties fo:font-variant="normal" fo:text-transform="none" style:use-window-font-color="true" style:font-name="Ubuntu1" fo:font-size="10pt" fo:letter-spacing="normal" fo:font-style="normal" fo:font-weight="normal" officeooo:rsid="040b9052" officeooo:paragraph-rsid="049accbf" fo:background-color="transparent" style:font-size-asian="10pt" style:font-weight-asian="normal" style:font-size-complex="10pt" style:font-weight-complex="normal" loext:shadow="none"/>
    </style:style>
    <style:style style:name="P37" style:family="paragraph" style:parent-style-name="_32_._20_Level_20_Indent-first_20_line_20_-_3e_">
      <style:text-properties officeooo:rsid="04b29ce1" officeooo:paragraph-rsid="04b29ce1"/>
    </style:style>
    <style:style style:name="P3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15b432" officeooo:paragraph-rsid="0408bc90"/>
    </style:style>
    <style:style style:name="P3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15b432" officeooo:paragraph-rsid="0408bc90"/>
    </style:style>
    <style:style style:name="P40"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style:font-size-asian="10pt" style:font-size-complex="10pt"/>
    </style:style>
    <style:style style:name="P41"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officeooo:paragraph-rsid="0449ddb5" style:font-size-asian="10pt" style:font-size-complex="10pt"/>
    </style:style>
    <style:style style:name="P42"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officeooo:rsid="0449ddb5" officeooo:paragraph-rsid="0449ddb5" style:font-size-asian="10pt" style:font-size-complex="10pt"/>
    </style:style>
    <style:style style:name="P43"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style:font-size-asian="10pt" style:font-size-complex="10pt"/>
    </style:style>
    <style:style style:name="P44"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style:font-name="Ubuntu1" fo:font-size="10pt" style:font-size-asian="10pt" style:font-size-complex="10pt"/>
    </style:style>
    <style:style style:name="P45" style:family="paragraph" style:parent-style-name="_32_._20_Level_20_Indent-first_20_line_20_-_3e_">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3f90ade" officeooo:paragraph-rsid="044fb675" style:font-size-asian="11pt" style:font-size-complex="11pt"/>
    </style:style>
    <style:style style:name="P46"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e8788"/>
    </style:style>
    <style:style style:name="P47"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f1fe0"/>
    </style:style>
    <style:style style:name="P48"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428b"/>
    </style:style>
    <style:style style:name="P49"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e87d"/>
    </style:style>
    <style:style style:name="P5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1e8788" officeooo:paragraph-rsid="048e2631"/>
    </style:style>
    <style:style style:name="P51"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paragraph-rsid="04816611"/>
    </style:style>
    <style:style style:name="P52"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1pt" officeooo:rsid="04332cdd" officeooo:paragraph-rsid="04468ba3" style:font-size-asian="11pt" style:font-size-complex="11pt"/>
    </style:style>
    <style:style style:name="P53"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4492dc9" officeooo:paragraph-rsid="04492dc9" style:font-size-asian="11pt" style:font-size-complex="11pt"/>
    </style:style>
    <style:style style:name="P54" style:family="paragraph" style:parent-style-name="Console">
      <loext:graphic-properties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tab-stop style:position="0.8161in"/>
          <style:tab-stop style:position="1.0591in"/>
          <style:tab-stop style:position="1.25in"/>
        </style:tab-stops>
      </style:paragraph-properties>
      <style:text-properties fo:font-size="11pt" officeooo:rsid="03ef6627" officeooo:paragraph-rsid="044fb675" style:font-size-asian="11pt" style:font-size-complex="11pt"/>
    </style:style>
    <style:style style:name="P5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4468ba3" officeooo:paragraph-rsid="04468ba3" style:font-size-asian="11pt" style:font-size-complex="11pt"/>
    </style:style>
    <style:style style:name="P56" style:family="paragraph" style:parent-style-name="Console">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keep-together="always" fo:text-indent="0in" style:auto-text-indent="false" fo:background-color="#eeeeee" style:shadow="none">
        <style:tab-stops/>
      </style:paragraph-properties>
      <style:text-properties fo:font-variant="normal" fo:text-transform="none" fo:color="#222222" style:font-name="Ubuntu1" fo:font-size="10pt" fo:letter-spacing="normal" fo:font-style="normal" fo:font-weight="normal" officeooo:rsid="043ea765" officeooo:paragraph-rsid="043ea765" style:font-size-asian="10pt" style:font-size-complex="10pt"/>
    </style:style>
    <style:style style:name="P5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variant="normal" fo:text-transform="none" fo:color="#0000ff" style:font-name="Ubuntu" fo:font-size="9pt" fo:letter-spacing="normal" fo:font-style="normal" fo:font-weight="normal" officeooo:rsid="048a3add" officeooo:paragraph-rsid="04816611" fo:background-color="transparent" style:font-size-asian="9pt" style:font-weight-asian="normal" style:font-size-complex="9pt" style:font-weight-complex="normal"/>
    </style:style>
    <style:style style:name="P5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4d3000" officeooo:paragraph-rsid="044d3000" style:font-size-asian="10pt" style:font-size-complex="10pt"/>
    </style:style>
    <style:style style:name="P5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4d3000" officeooo:paragraph-rsid="044d3000" style:font-size-asian="10pt" style:font-size-complex="10pt"/>
    </style:style>
    <style:style style:name="P60"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06fd1" style:font-size-asian="10pt" style:font-size-complex="10pt"/>
    </style:style>
    <style:style style:name="P61"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62"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63"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1f1fe0" style:font-size-asian="10pt" style:font-size-complex="10pt"/>
    </style:style>
    <style:style style:name="P6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8013fc" style:font-size-asian="10pt" style:font-size-complex="10pt"/>
    </style:style>
    <style:style style:name="P6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1e8788" officeooo:paragraph-rsid="048e2631" style:font-size-asian="10pt" style:font-size-complex="10pt"/>
    </style:style>
    <style:style style:name="P6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1e90f6" style:font-size-asian="10pt" style:font-size-complex="10pt"/>
    </style:style>
    <style:style style:name="P6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8e2631" style:font-size-asian="10pt" style:font-size-complex="10pt"/>
    </style:style>
    <style:style style:name="P68"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d20dd" officeooo:paragraph-rsid="048e2631" style:font-size-asian="10pt" style:font-size-complex="10pt"/>
    </style:style>
    <style:style style:name="P6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73f0" officeooo:paragraph-rsid="048e2631" style:font-size-asian="10pt" style:font-size-complex="10pt"/>
    </style:style>
    <style:style style:name="P70"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6fdea" style:font-size-asian="10pt" style:font-size-complex="10pt"/>
    </style:style>
    <style:style style:name="P71"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8d87c" style:font-size-asian="10pt" style:font-size-complex="10pt"/>
    </style:style>
    <style:style style:name="P72"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833197" style:font-size-asian="10pt" style:font-size-complex="10pt"/>
    </style:style>
    <style:style style:name="P73"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fdea" officeooo:paragraph-rsid="048e2631" style:font-size-asian="10pt" style:font-size-complex="10pt"/>
    </style:style>
    <style:style style:name="P7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8e2631" style:font-size-asian="10pt" style:font-size-complex="10pt"/>
    </style:style>
    <style:style style:name="P7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bbdd71" style:font-size-asian="10pt" style:font-size-complex="10pt"/>
    </style:style>
    <style:style style:name="P7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a01d1" officeooo:paragraph-rsid="048e2631" style:font-size-asian="10pt" style:font-size-complex="10pt"/>
    </style:style>
    <style:style style:name="P7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66551" officeooo:paragraph-rsid="048013fc" style:font-size-asian="10pt" style:font-size-complex="10pt"/>
    </style:style>
    <style:style style:name="P7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add41" officeooo:paragraph-rsid="0476758e" style:font-size-asian="10pt" style:font-size-complex="10pt"/>
    </style:style>
    <style:style style:name="P7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1a528" officeooo:paragraph-rsid="0471a528" style:font-size-asian="10pt" style:font-size-complex="10pt"/>
    </style:style>
    <style:style style:name="P80"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780143" officeooo:paragraph-rsid="04780143" style:font-size-asian="10pt" style:font-size-complex="10pt"/>
    </style:style>
    <style:style style:name="P81"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8169a" officeooo:paragraph-rsid="048e2631" style:font-size-asian="10pt" style:font-size-complex="10pt"/>
    </style:style>
    <style:style style:name="P82"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16611" officeooo:paragraph-rsid="04816611" style:font-size-asian="10pt" style:font-size-complex="10pt"/>
    </style:style>
    <style:style style:name="P83"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c6f00" officeooo:paragraph-rsid="048c6f00" style:font-size-asian="10pt" style:font-size-complex="10pt"/>
    </style:style>
    <style:style style:name="P84"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f1fe0" officeooo:paragraph-rsid="04206fd1" style:font-size-asian="10pt" style:font-size-complex="10pt"/>
    </style:style>
    <style:style style:name="P8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4e87d" officeooo:paragraph-rsid="0464e87d" style:font-size-asian="10pt" style:font-size-complex="10pt"/>
    </style:style>
    <style:style style:name="P86" style:family="paragraph" style:parent-style-name="Console">
      <loext:graphic-properties draw:fill-color="#cccccc"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fo:font-weight="bold" officeooo:rsid="04316f73" officeooo:paragraph-rsid="043a0175" style:font-size-asian="10pt" style:font-weight-asian="bold" style:font-size-complex="10pt" style:font-weight-complex="bold"/>
    </style:style>
    <style:style style:name="P8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64e87d"/>
    </style:style>
    <style:style style:name="P8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8e2631"/>
    </style:style>
    <style:style style:name="P8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77bba7" officeooo:paragraph-rsid="048013fc"/>
    </style:style>
    <style:style style:name="P90"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rsid="047f67cc" officeooo:paragraph-rsid="048013fc"/>
    </style:style>
    <style:style style:name="P91"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9pt" officeooo:rsid="04816611" officeooo:paragraph-rsid="04816611" style:font-size-asian="9pt" style:font-size-complex="9pt"/>
    </style:style>
    <style:style style:name="P92"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officeooo:rsid="04316f73" officeooo:paragraph-rsid="044fb675"/>
    </style:style>
    <style:style style:name="P93"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text-indent="0in" style:auto-text-indent="false" style:page-number="auto" style:shadow="none">
        <style:tab-stops/>
      </style:paragraph-properties>
      <style:text-properties fo:font-weight="bold" officeooo:rsid="04316f73" officeooo:paragraph-rsid="044fb675" style:font-weight-asian="bold" style:font-weight-complex="bold"/>
    </style:style>
    <style:style style:name="P94"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line-height="100%" fo:text-align="start" style:justify-single-word="false" fo:text-indent="0in" style:auto-text-indent="false" style:page-number="auto" style:shadow="none">
        <style:tab-stops/>
      </style:paragraph-properties>
      <style:text-properties style:font-name="Ubuntu1" fo:font-size="10pt" fo:font-weight="bold" officeooo:rsid="04316f73" officeooo:paragraph-rsid="043ea765" style:font-size-asian="10pt" style:font-weight-asian="bold" style:font-size-complex="10pt" style:font-weight-complex="bold"/>
    </style:style>
    <style:style style:name="P95"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line-height="100%" fo:text-align="start" style:justify-single-word="false" fo:text-indent="0in" style:auto-text-indent="false" style:page-number="auto" style:shadow="none">
        <style:tab-stops/>
      </style:paragraph-properties>
      <style:text-properties style:font-name="Ubuntu1" fo:font-size="10pt" fo:font-weight="bold" officeooo:rsid="04316f73" officeooo:paragraph-rsid="04420631" style:font-size-asian="10pt" style:font-weight-asian="bold" style:font-size-complex="10pt" style:font-weight-complex="bold"/>
    </style:style>
    <style:style style:name="P96"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a9ef5" officeooo:paragraph-rsid="04206fd1" style:font-size-asian="10pt" style:font-size-complex="10pt"/>
    </style:style>
    <style:style style:name="P97" style:family="paragraph" style:parent-style-name="Console" style:master-page-nam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officeooo:rsid="041e90f6" officeooo:paragraph-rsid="048e2631" style:font-size-asian="10pt" style:font-size-complex="10pt"/>
    </style:style>
    <style:style style:name="P98"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d20dd" officeooo:paragraph-rsid="048e2631" style:font-size-asian="10pt" style:font-size-complex="10pt"/>
    </style:style>
    <style:style style:name="P99"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e8788" style:font-size-asian="10pt" style:font-weight-asian="bold" style:font-size-complex="10pt" style:font-weight-complex="bold"/>
    </style:style>
    <style:style style:name="P100"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f1fe0" style:font-size-asian="10pt" style:font-weight-asian="bold" style:font-size-complex="10pt" style:font-weight-complex="bold"/>
    </style:style>
    <style:style style:name="P101" style:family="paragraph" style:parent-style-name="List_20_with_20_explanation">
      <style:text-properties officeooo:paragraph-rsid="041547c5"/>
    </style:style>
    <style:style style:name="P102" style:family="paragraph" style:parent-style-name="List_20_with_20_explanation">
      <style:text-properties officeooo:paragraph-rsid="044fb675"/>
    </style:style>
    <style:style style:name="P103" style:family="paragraph" style:parent-style-name="Console">
      <loext:graphic-properties draw:fill-color="#eeeeee"/>
      <style:paragraph-properties fo:margin-top="0in" fo:margin-bottom="0in" loext:contextual-spacing="false"/>
      <style:text-properties style:use-window-font-color="true" fo:font-size="11pt" officeooo:rsid="03ef6627" officeooo:paragraph-rsid="044fb675" style:font-size-asian="11pt" style:font-size-complex="11pt"/>
    </style:style>
    <style:style style:name="P104" style:family="paragraph" style:parent-style-name="Console">
      <loext:graphic-properties draw:fill-color="#eeeeee"/>
      <style:paragraph-properties fo:margin-top="0in" fo:margin-bottom="0in" loext:contextual-spacing="false"/>
      <style:text-properties style:use-window-font-color="true" fo:font-size="11pt" fo:font-weight="normal" officeooo:rsid="03ef6627" officeooo:paragraph-rsid="044fb675" style:font-size-asian="11pt" style:font-weight-asian="normal" style:font-size-complex="11pt" style:font-weight-complex="normal"/>
    </style:style>
    <style:style style:name="P105"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06"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405f00f" officeooo:paragraph-rsid="044fb675" fo:background-color="transparent" style:font-size-asian="11pt" style:font-weight-asian="normal" style:font-size-complex="11pt" style:font-weight-complex="normal" loext:shadow="none"/>
    </style:style>
    <style:style style:name="P107" style:family="paragraph" style:parent-style-name="Console">
      <loext:graphic-properties draw:fill-color="#eeeeee"/>
      <style:paragraph-properties fo:margin-top="0in" fo:margin-bottom="0in" loext:contextual-spacing="false"/>
      <style:text-properties style:use-window-font-color="true" style:font-name="Ubuntu1" fo:font-size="10pt" officeooo:rsid="0408bc90" officeooo:paragraph-rsid="040a8fda" fo:background-color="transparent" style:font-size-asian="10pt" style:font-size-complex="10pt" loext:shadow="none"/>
    </style:style>
    <style:style style:name="P108"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ef6627" fo:background-color="transparent" style:font-size-asian="10pt" style:font-size-complex="10pt" loext:shadow="none"/>
    </style:style>
    <style:style style:name="P109"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0b2f3" fo:background-color="transparent" style:font-size-asian="10pt" style:font-size-complex="10pt" loext:shadow="none"/>
    </style:style>
    <style:style style:name="P110"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18328" fo:background-color="transparent" style:font-size-asian="10pt" style:font-size-complex="10pt" loext:shadow="none"/>
    </style:style>
    <style:style style:name="P111"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035cd" fo:background-color="transparent" style:font-size-asian="10pt" style:font-size-complex="10pt" loext:shadow="none"/>
    </style:style>
    <style:style style:name="P112"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18328" fo:background-color="transparent" style:font-size-asian="10pt" style:font-size-complex="10pt" loext:shadow="none"/>
    </style:style>
    <style:style style:name="P113"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b2f3" officeooo:paragraph-rsid="03f0b2f3" fo:background-color="transparent" style:font-size-asian="10pt" style:font-size-complex="10pt" loext:shadow="none"/>
    </style:style>
    <style:style style:name="P114" style:family="paragraph" style:parent-style-name="Console">
      <loext:graphic-properties draw:fill-color="#eeeeee"/>
      <style:paragraph-properties fo:margin-top="0in" fo:margin-bottom="0in" loext:contextual-spacing="false"/>
      <style:text-properties style:use-window-font-color="true" style:font-name="Ubuntu1" fo:font-size="10pt" officeooo:rsid="03f24498" officeooo:paragraph-rsid="03f24498" fo:background-color="transparent" style:font-size-asian="10pt" style:font-size-complex="10pt" loext:shadow="none"/>
    </style:style>
    <style:style style:name="P115" style:family="paragraph" style:parent-style-name="Console">
      <loext:graphic-properties draw:fill-color="#eeeeee"/>
      <style:paragraph-properties fo:margin-top="0in" fo:margin-bottom="0in" loext:contextual-spacing="false"/>
      <style:text-properties style:use-window-font-color="true" style:font-name="Ubuntu1" fo:font-size="10pt" officeooo:rsid="04186a9d" officeooo:paragraph-rsid="04186a9d" fo:background-color="transparent" style:font-size-asian="10pt" style:font-size-complex="10pt" loext:shadow="none"/>
    </style:style>
    <style:style style:name="P116" style:family="paragraph" style:parent-style-name="Console">
      <loext:graphic-properties draw:fill-color="#eeeeee"/>
      <style:paragraph-properties fo:margin-top="0in" fo:margin-bottom="0in" loext:contextual-spacing="false"/>
      <style:text-properties style:use-window-font-color="true" style:font-name="Ubuntu1" fo:font-size="10pt" officeooo:rsid="049d9c3b" officeooo:paragraph-rsid="049d9c3b" fo:background-color="transparent" style:font-size-asian="10pt" style:font-size-complex="10pt" loext:shadow="none"/>
    </style:style>
    <style:style style:name="P117" style:family="paragraph" style:parent-style-name="Console">
      <loext:graphic-properties draw:fill="none" draw:fill-color="#eeeeee"/>
      <style:paragraph-properties fo:margin-top="0in" fo:margin-bottom="0in" loext:contextual-spacing="false" fo:background-color="transparent"/>
      <style:text-properties style:use-window-font-color="true" style:font-name="Ubuntu1" fo:font-size="10pt" officeooo:rsid="049d9c3b" officeooo:paragraph-rsid="049d9c3b" fo:background-color="transparent" style:font-size-asian="10pt" style:font-size-complex="10pt" loext:shadow="none"/>
    </style:style>
    <style:style style:name="P118" style:family="paragraph" style:parent-style-name="Console">
      <loext:graphic-properties draw:fill-color="#eeeeee"/>
      <style:paragraph-properties fo:margin-top="0in" fo:margin-bottom="0in" loext:contextual-spacing="false"/>
      <style:text-properties style:use-window-font-color="true" style:font-name="Ubuntu1" fo:font-size="10pt" officeooo:rsid="04a39842" officeooo:paragraph-rsid="04a39842" fo:background-color="transparent" style:font-size-asian="10pt" style:font-size-complex="10pt" loext:shadow="none"/>
    </style:style>
    <style:style style:name="P119" style:family="paragraph" style:parent-style-name="Console">
      <loext:graphic-properties draw:fill-color="#eeeeee"/>
      <style:paragraph-properties fo:margin-top="0in" fo:margin-bottom="0in" loext:contextual-spacing="false"/>
      <style:text-properties style:use-window-font-color="true" style:font-name="Ubuntu1" fo:font-size="10pt" officeooo:rsid="04a42af0" officeooo:paragraph-rsid="04a42af0" fo:background-color="transparent" style:font-size-asian="10pt" style:font-size-complex="10pt" loext:shadow="none"/>
    </style:style>
    <style:style style:name="P120" style:family="paragraph" style:parent-style-name="Console">
      <loext:graphic-properties draw:fill-color="#eeeeee"/>
      <style:paragraph-properties fo:margin-top="0in" fo:margin-bottom="0in" loext:contextual-spacing="false"/>
      <style:text-properties style:use-window-font-color="true" style:font-name="Ubuntu1" fo:font-size="10pt" officeooo:rsid="04adfd2d" officeooo:paragraph-rsid="04b12bd9" fo:background-color="transparent" style:font-size-asian="10pt" style:font-size-complex="10pt" loext:shadow="none"/>
    </style:style>
    <style:style style:name="P121" style:family="paragraph" style:parent-style-name="Console">
      <loext:graphic-properties draw:fill-color="#eeeeee"/>
      <style:paragraph-properties fo:margin-top="0in" fo:margin-bottom="0in" loext:contextual-spacing="false"/>
      <style:text-properties style:use-window-font-color="true" style:font-name="Ubuntu1" fo:font-size="10pt" officeooo:rsid="04b337dd" officeooo:paragraph-rsid="04b337dd" fo:background-color="transparent" style:font-size-asian="10pt"/>
    </style:style>
    <style:style style:name="P122" style:family="paragraph" style:parent-style-name="Console">
      <loext:graphic-properties draw:fill-color="#eeeeee"/>
      <style:paragraph-properties fo:margin-top="0in" fo:margin-bottom="0in" loext:contextual-spacing="false"/>
      <style:text-properties style:use-window-font-color="true" style:font-name="Ubuntu1" fo:font-size="10pt" officeooo:rsid="04b337dd" officeooo:paragraph-rsid="04b62d13" fo:background-color="transparent" style:font-size-asian="10pt"/>
    </style:style>
    <style:style style:name="P123" style:family="paragraph" style:parent-style-name="Console">
      <loext:graphic-properties draw:fill-color="#eeeeee"/>
      <style:paragraph-properties fo:margin-top="0in" fo:margin-bottom="0in" loext:contextual-spacing="false"/>
      <style:text-properties style:use-window-font-color="true" style:font-name="Ubuntu1" fo:font-size="10pt" officeooo:rsid="040a8fda" officeooo:paragraph-rsid="040a8fda" style:font-size-asian="10pt" style:font-size-complex="10pt"/>
    </style:style>
    <style:style style:name="P124"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b9052" officeooo:paragraph-rsid="040b9052" fo:background-color="transparent" style:font-size-asian="10pt" style:font-weight-asian="normal" style:font-size-complex="10pt" style:font-weight-complex="normal" loext:shadow="none"/>
    </style:style>
    <style:style style:name="P125"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b9052" fo:background-color="transparent" style:font-size-asian="10pt" style:font-weight-asian="normal" style:font-size-complex="10pt" style:font-weight-complex="normal" loext:shadow="none"/>
    </style:style>
    <style:style style:name="P126"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d5537" fo:background-color="transparent" style:font-size-asian="10pt" style:font-weight-asian="normal" style:font-size-complex="10pt" style:font-weight-complex="normal" loext:shadow="none"/>
    </style:style>
    <style:style style:name="P127" style:family="paragraph" style:parent-style-name="Console">
      <loext:graphic-properties draw:fill-color="#eeeeee"/>
      <style:paragraph-properties fo:margin-top="0in" fo:margin-bottom="0in" loext:contextual-spacing="false"/>
      <style:text-properties officeooo:rsid="048e4bf4" officeooo:paragraph-rsid="048e4bf4"/>
    </style:style>
    <style:style style:name="P128" style:family="paragraph" style:parent-style-name="Console">
      <loext:graphic-properties draw:fill-color="#eeeeee"/>
      <style:paragraph-properties fo:margin-top="0in" fo:margin-bottom="0in" loext:contextual-spacing="false"/>
      <style:text-properties officeooo:rsid="0493bbd1" officeooo:paragraph-rsid="0493bbd1"/>
    </style:style>
    <style:style style:name="P129" style:family="paragraph" style:parent-style-name="Console">
      <loext:graphic-properties draw:fill-color="#eeeeee"/>
      <style:paragraph-properties fo:margin-top="0in" fo:margin-bottom="0in" loext:contextual-spacing="false"/>
      <style:text-properties officeooo:rsid="0493bbd1" officeooo:paragraph-rsid="049accbf"/>
    </style:style>
    <style:style style:name="P130" style:family="paragraph" style:parent-style-name="Console">
      <loext:graphic-properties draw:fill-color="#eeeeee"/>
      <style:paragraph-properties fo:margin-top="0in" fo:margin-bottom="0in" loext:contextual-spacing="false"/>
      <style:text-properties officeooo:rsid="0493bbd1" officeooo:paragraph-rsid="049d9c3b"/>
    </style:style>
    <style:style style:name="P131" style:family="paragraph" style:parent-style-name="Console">
      <loext:graphic-properties draw:fill-color="#eeeeee"/>
      <style:paragraph-properties fo:margin-top="0in" fo:margin-bottom="0in" loext:contextual-spacing="false"/>
      <style:text-properties officeooo:rsid="0493bbd1" officeooo:paragraph-rsid="04a39842"/>
    </style:style>
    <style:style style:name="P132" style:family="paragraph" style:parent-style-name="Console">
      <loext:graphic-properties draw:fill-color="#eeeeee"/>
      <style:paragraph-properties fo:margin-top="0in" fo:margin-bottom="0in" loext:contextual-spacing="false"/>
      <style:text-properties officeooo:rsid="0493bbd1" officeooo:paragraph-rsid="04a42af0"/>
    </style:style>
    <style:style style:name="P133" style:family="paragraph" style:parent-style-name="Console">
      <loext:graphic-properties draw:fill-color="#eeeeee"/>
      <style:paragraph-properties fo:margin-top="0in" fo:margin-bottom="0in" loext:contextual-spacing="false"/>
      <style:text-properties officeooo:rsid="0493bbd1" officeooo:paragraph-rsid="04a53537"/>
    </style:style>
    <style:style style:name="P134" style:family="paragraph" style:parent-style-name="Console">
      <loext:graphic-properties draw:fill-color="#eeeeee"/>
      <style:paragraph-properties fo:margin-top="0in" fo:margin-bottom="0in" loext:contextual-spacing="false"/>
      <style:text-properties officeooo:rsid="04a53537" officeooo:paragraph-rsid="04a53537"/>
    </style:style>
    <style:style style:name="P135" style:family="paragraph" style:parent-style-name="Console">
      <loext:graphic-properties draw:fill-color="#eeeeee"/>
      <style:paragraph-properties fo:margin-top="0in" fo:margin-bottom="0in" loext:contextual-spacing="false"/>
      <style:text-properties officeooo:rsid="04a42af0" officeooo:paragraph-rsid="04a42af0"/>
    </style:style>
    <style:style style:name="P136" style:family="paragraph" style:parent-style-name="Console">
      <loext:graphic-properties draw:fill-color="#eeeeee"/>
      <style:paragraph-properties fo:margin-top="0in" fo:margin-bottom="0in" loext:contextual-spacing="false"/>
      <style:text-properties fo:font-variant="normal" fo:text-transform="none" fo:color="#000000" style:font-name="Comic Sans MS" fo:font-size="12pt" fo:letter-spacing="normal" fo:font-style="normal" fo:font-weight="normal" officeooo:rsid="049f02f1" officeooo:paragraph-rsid="04adfd2d" fo:background-color="transparent" style:font-size-asian="10.5pt"/>
    </style:style>
    <style:style style:name="P137" style:family="paragraph" style:parent-style-name="Console" style:master-page-name="">
      <loext:graphic-properties draw:fill-color="#eeeeee"/>
      <style:paragraph-properties fo:margin-top="0in" fo:margin-bottom="0in" loext:contextual-spacing="false"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38" style:family="paragraph" style:parent-style-name="Console" style:master-page-name="">
      <loext:graphic-properties draw:fill-color="#eeeeee"/>
      <style:paragraph-properties fo:margin-top="0in" fo:margin-bottom="0in" loext:contextual-spacing="false" fo:keep-together="auto"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39" style:family="paragraph" style:parent-style-name="Console" style:master-page-name="">
      <loext:graphic-properties draw:fill-color="#eeeeee"/>
      <style:paragraph-properties fo:margin-top="0in" fo:margin-bottom="0in" loext:contextual-spacing="false" style:page-number="auto"/>
      <style:text-properties style:use-window-font-color="true" style:font-name="Ubuntu1" fo:font-size="10pt" officeooo:rsid="0408bc90" officeooo:paragraph-rsid="040a8fda" fo:background-color="transparent" style:font-size-asian="10pt" style:font-size-complex="10pt" loext:shadow="none"/>
    </style:style>
    <style:style style:name="P140" style:family="paragraph" style:parent-style-name="List_20_with_20_explanation">
      <loext:graphic-properties draw:fill-color="#999999"/>
      <style:paragraph-properties fo:margin-top="0in" fo:margin-bottom="0in" loext:contextual-spacing="false">
        <style:tab-stops>
          <style:tab-stop style:position="0.8161in"/>
          <style:tab-stop style:position="1.0591in"/>
          <style:tab-stop style:position="1.25in"/>
        </style:tab-stops>
      </style:paragraph-properties>
      <style:text-properties fo:color="#ffffff" style:font-name="Ubuntu1" fo:font-size="10pt" fo:font-weight="bold" officeooo:rsid="03fc59fa" officeooo:paragraph-rsid="043a0175" fo:background-color="transparent" style:font-size-asian="10pt" style:font-weight-asian="bold" style:font-size-complex="10pt" style:font-weight-complex="bold" loext:shadow="none"/>
    </style:style>
    <style:style style:name="P141" style:family="paragraph" style:parent-style-name="_32_._20_Level_20_Indent-first_20_line_20_-_3e_" style:master-page-name="">
      <style:paragraph-properties style:page-number="auto"/>
      <style:text-properties officeooo:rsid="03f7f0f7" officeooo:paragraph-rsid="044fb675"/>
    </style:style>
    <style:style style:name="P142" style:family="paragraph" style:parent-style-name="_31_._20_Level_20_Indent-first_20_line_20_-_3e_">
      <style:text-properties officeooo:rsid="043a6898" officeooo:paragraph-rsid="043a6898"/>
    </style:style>
    <style:style style:name="P143" style:family="paragraph" style:parent-style-name="_31_._20_Level_20_Indent-first_20_line_20_-_3e_">
      <style:text-properties officeooo:rsid="043b7f7f" officeooo:paragraph-rsid="043b7f7f"/>
    </style:style>
    <style:style style:name="P144" style:family="paragraph" style:parent-style-name="_31_._20_Level_20_Indent-first_20_line_20_-_3e_">
      <style:text-properties officeooo:rsid="043d83f6" officeooo:paragraph-rsid="043d83f6"/>
    </style:style>
    <style:style style:name="P145" style:family="paragraph" style:parent-style-name="_31_._20_Level_20_Indent-first_20_line_20_-_3e_">
      <style:text-properties officeooo:rsid="043dd4c8" officeooo:paragraph-rsid="043dd4c8"/>
    </style:style>
    <style:style style:name="P146" style:family="paragraph" style:parent-style-name="_31_._20_Level_20_Indent-first_20_line_20_-_3e_">
      <style:text-properties officeooo:rsid="0440e055" officeooo:paragraph-rsid="0440e055"/>
    </style:style>
    <style:style style:name="P147" style:family="paragraph" style:parent-style-name="_31_._20_Level_20_Indent-first_20_line_20_-_3e_">
      <style:text-properties officeooo:rsid="0440e055" officeooo:paragraph-rsid="0446e59c"/>
    </style:style>
    <style:style style:name="P148" style:family="paragraph" style:parent-style-name="_31_._20_Level_20_Indent-first_20_line_20_-_3e_">
      <style:text-properties officeooo:rsid="0445d2c3" officeooo:paragraph-rsid="0445d2c3"/>
    </style:style>
    <style:style style:name="P149" style:family="paragraph" style:parent-style-name="_31_._20_Level_20_Indent-first_20_line_20_-_3e_">
      <style:text-properties officeooo:rsid="0446e59c" officeooo:paragraph-rsid="0446e59c"/>
    </style:style>
    <style:style style:name="P150" style:family="paragraph" style:parent-style-name="_31_._20_Level_20_Indent-first_20_line_20_-_3e_">
      <style:text-properties officeooo:rsid="0447bddb" officeooo:paragraph-rsid="0447bddb"/>
    </style:style>
    <style:style style:name="P151" style:family="paragraph" style:parent-style-name="_31_._20_Level_20_Indent-first_20_line_20_-_3e_">
      <style:text-properties officeooo:rsid="044b45c1" officeooo:paragraph-rsid="044b45c1"/>
    </style:style>
    <style:style style:name="P152" style:family="paragraph" style:parent-style-name="_31_._20_Level_20_Indent-first_20_line_20_-_3e_">
      <style:text-properties officeooo:rsid="0486a831" officeooo:paragraph-rsid="0486a831"/>
    </style:style>
    <style:style style:name="P153" style:family="paragraph" style:parent-style-name="_31_._20_Level_20_Indent-first_20_line_20_-_3e_" style:master-page-name="">
      <loext:graphic-properties draw:fill="none" draw:fill-image-width="0in" draw:fill-image-height="0in"/>
      <style:paragraph-properties fo:margin-left="0.3118in" fo:margin-right="0in" fo:text-align="justify" style:justify-single-word="false" fo:text-indent="0in" style:auto-text-indent="false" style:page-number="auto" fo:background-color="transparent" style:shadow="none">
        <style:tab-stops/>
      </style:paragraph-properties>
      <style:text-properties officeooo:rsid="0440e055" officeooo:paragraph-rsid="0440e055"/>
    </style:style>
    <style:style style:name="P154" style:family="paragraph" style:parent-style-name="List_20_with_20_explanation" style:list-style-name="L1">
      <style:text-properties fo:font-weight="bold" style:font-weight-asian="bold" style:font-weight-complex="bold"/>
    </style:style>
    <style:style style:name="P155" style:family="paragraph" style:parent-style-name="_31_._20_Level_20_Subtitle">
      <style:text-properties officeooo:rsid="03e5872e" officeooo:paragraph-rsid="03e5872e"/>
    </style:style>
    <style:style style:name="P156"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3ef6627" officeooo:paragraph-rsid="03ef6627"/>
    </style:style>
    <style:style style:name="P157" style:family="paragraph" style:parent-style-name="_31_._20_Level_20_Subtitle">
      <style:paragraph-properties fo:break-before="page"/>
      <style:text-properties officeooo:rsid="03f7f0f7" officeooo:paragraph-rsid="04316f73"/>
    </style:style>
    <style:style style:name="P158" style:family="paragraph" style:parent-style-name="Main_20_title" style:master-page-name="Standard">
      <style:paragraph-properties style:page-number="auto"/>
      <style:text-properties officeooo:rsid="03e438e1" officeooo:paragraph-rsid="03e438e1"/>
    </style:style>
    <style:style style:name="P159" style:family="paragraph" style:parent-style-name="_32_._20_Level_20_Subtitle" style:list-style-name="Sajat_20_szamozas">
      <style:text-properties officeooo:rsid="03e7d8cc" officeooo:paragraph-rsid="03e7d8cc"/>
    </style:style>
    <style:style style:name="P160" style:family="paragraph" style:parent-style-name="_32_._20_Level_20_Subtitle">
      <style:text-properties officeooo:paragraph-rsid="047f67cc"/>
    </style:style>
    <style:style style:name="P161" style:family="paragraph" style:parent-style-name="_32_._20_Level_20_Subtitle">
      <style:text-properties officeooo:rsid="047f67cc" officeooo:paragraph-rsid="047f67cc"/>
    </style:style>
    <style:style style:name="P162" style:family="paragraph" style:parent-style-name="_32_._20_Level_20_Subtitle">
      <style:text-properties officeooo:rsid="04816611" officeooo:paragraph-rsid="04816611"/>
    </style:style>
    <style:style style:name="P163" style:family="paragraph" style:parent-style-name="_32_._20_Level_20_Subtitle">
      <style:text-properties officeooo:rsid="044e156e" officeooo:paragraph-rsid="044e156e"/>
    </style:style>
    <style:style style:name="P164"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4e156e" officeooo:paragraph-rsid="044e156e"/>
    </style:style>
    <style:style style:name="P165" style:family="paragraph" style:parent-style-name="_32_._20_Level_20_Subtitle">
      <style:text-properties officeooo:rsid="043bde00" officeooo:paragraph-rsid="043bde00"/>
    </style:style>
    <style:style style:name="P166" style:family="paragraph" style:parent-style-name="_32_._20_Level_20_Subtitle">
      <style:text-properties officeooo:rsid="048e4bf4" officeooo:paragraph-rsid="048e4bf4"/>
    </style:style>
    <style:style style:name="P167" style:family="paragraph" style:parent-style-name="_32_._20_Level_20_Subtitle">
      <style:text-properties officeooo:rsid="048eee20" officeooo:paragraph-rsid="048eee20"/>
    </style:style>
    <style:style style:name="P168" style:family="paragraph" style:parent-style-name="_32_._20_Level_20_Subtitle">
      <style:text-properties officeooo:rsid="048eee20" officeooo:paragraph-rsid="04973000"/>
    </style:style>
    <style:style style:name="P169" style:family="paragraph" style:parent-style-name="_32_._20_Level_20_Subtitle">
      <style:text-properties officeooo:rsid="049b29e2" officeooo:paragraph-rsid="049b29e2"/>
    </style:style>
    <style:style style:name="P170" style:family="paragraph" style:parent-style-name="_32_._20_Level_20_Subtitle">
      <style:text-properties officeooo:rsid="04a4471e" officeooo:paragraph-rsid="04a4471e"/>
    </style:style>
    <style:style style:name="P171" style:family="paragraph" style:parent-style-name="_32_._20_Level_20_Subtitle">
      <style:paragraph-properties fo:break-before="page"/>
      <style:text-properties officeooo:rsid="044e156e" officeooo:paragraph-rsid="044e156e"/>
    </style:style>
    <style:style style:name="P172" style:family="paragraph" style:parent-style-name="_31_._20_Level_20_Indent-first_20_line_20_-_3e_" style:list-style-name="L2">
      <style:text-properties officeooo:rsid="043b7f7f" officeooo:paragraph-rsid="043b7f7f"/>
    </style:style>
    <style:style style:name="P173" style:family="paragraph" style:parent-style-name="_31_._20_Level_20_Indent-first_20_line_20_-_3e_" style:list-style-name="L2">
      <style:text-properties officeooo:rsid="043b7f7f" officeooo:paragraph-rsid="043bde00"/>
    </style:style>
    <style:style style:name="P174" style:family="paragraph" style:parent-style-name="_31_._20_Level_20_Indent-first_20_line_20_-_3e_" style:list-style-name="L3">
      <style:text-properties officeooo:rsid="0447bddb" officeooo:paragraph-rsid="0447bddb"/>
    </style:style>
    <style:style style:name="P175" style:family="paragraph" style:parent-style-name="_33_._20_Level_20_Subtitle">
      <style:text-properties officeooo:rsid="047f67cc" officeooo:paragraph-rsid="047f67cc"/>
    </style:style>
    <style:style style:name="P176" style:family="paragraph" style:parent-style-name="_33_._20_Level_20_Subtitle">
      <style:text-properties officeooo:rsid="041f1fe0" officeooo:paragraph-rsid="041f1fe0"/>
    </style:style>
    <style:style style:name="P177" style:family="paragraph" style:parent-style-name="_33_._20_Level_20_Subtitle">
      <style:text-properties officeooo:rsid="048c1c93" officeooo:paragraph-rsid="048c1c93"/>
    </style:style>
    <style:style style:name="P178" style:family="paragraph" style:parent-style-name="_33_._20_Level_20_Subtitle">
      <style:text-properties officeooo:rsid="04833197" officeooo:paragraph-rsid="04833197"/>
    </style:style>
    <style:style style:name="P179" style:family="paragraph" style:parent-style-name="_33_._20_Level_20_Subtitle">
      <style:text-properties officeooo:rsid="04625993" officeooo:paragraph-rsid="04625993"/>
    </style:style>
    <style:style style:name="P180" style:family="paragraph" style:parent-style-name="_33_._20_Level_20_Subtitle">
      <style:text-properties officeooo:rsid="0464e87d" officeooo:paragraph-rsid="0464e87d"/>
    </style:style>
    <style:style style:name="P181" style:family="paragraph" style:parent-style-name="_33_._20_Level_20_Subtitle" style:list-style-name="Sajat_20_szamozas">
      <style:text-properties officeooo:rsid="0408bc90" officeooo:paragraph-rsid="040a8fda"/>
    </style:style>
    <style:style style:name="P182" style:family="paragraph" style:parent-style-name="_33_._20_Level_20_Subtitle" style:list-style-name="Sajat_20_szamozas">
      <style:text-properties officeooo:rsid="03ef6627" officeooo:paragraph-rsid="03ef6627"/>
    </style:style>
    <style:style style:name="P183" style:family="paragraph" style:parent-style-name="_33_._20_Level_20_Subtitle" style:list-style-name="Sajat_20_szamozas">
      <style:text-properties officeooo:rsid="03ef6627" officeooo:paragraph-rsid="03f0b2f3"/>
    </style:style>
    <style:style style:name="P184" style:family="paragraph" style:parent-style-name="_33_._20_Level_20_Subtitle" style:list-style-name="Sajat_20_szamozas">
      <style:text-properties officeooo:rsid="03f0b2f3" officeooo:paragraph-rsid="03f0b2f3"/>
    </style:style>
    <style:style style:name="P185" style:family="paragraph" style:parent-style-name="_33_._20_Level_20_Subtitle" style:list-style-name="Sajat_20_szamozas">
      <style:text-properties officeooo:rsid="04132a94" officeooo:paragraph-rsid="041418c8"/>
    </style:style>
    <style:style style:name="T1" style:family="text">
      <style:text-properties fo:font-weight="bold" style:font-weight-asian="bold" style:font-weight-complex="bold"/>
    </style:style>
    <style:style style:name="T2" style:family="text">
      <style:text-properties fo:font-weight="bold" officeooo:rsid="03e99392" style:font-weight-asian="bold" style:font-weight-complex="bold"/>
    </style:style>
    <style:style style:name="T3" style:family="text">
      <style:text-properties fo:font-weight="bold" officeooo:rsid="03f7f0f7" style:font-weight-asian="bold" style:font-weight-complex="bold"/>
    </style:style>
    <style:style style:name="T4" style:family="text">
      <style:text-properties fo:font-weight="bold" officeooo:rsid="0449ddb5" style:font-weight-asian="bold" style:font-weight-complex="bold"/>
    </style:style>
    <style:style style:name="T5" style:family="text">
      <style:text-properties fo:font-weight="bold" officeooo:rsid="04734c1b" style:font-weight-asian="bold" style:font-weight-complex="bold"/>
    </style:style>
    <style:style style:name="T6" style:family="text">
      <style:text-properties fo:font-weight="bold" officeooo:rsid="0474b16f" style:font-weight-asian="bold" style:font-weight-complex="bold"/>
    </style:style>
    <style:style style:name="T7" style:family="text">
      <style:text-properties fo:font-weight="bold" officeooo:rsid="0471a528" style:font-weight-asian="bold" style:font-weight-complex="bold"/>
    </style:style>
    <style:style style:name="T8" style:family="text">
      <style:text-properties fo:font-weight="bold" officeooo:rsid="04770730" style:font-weight-asian="bold" style:font-weight-complex="bold"/>
    </style:style>
    <style:style style:name="T9" style:family="text">
      <style:text-properties fo:font-weight="bold" officeooo:rsid="047baf5f" style:font-weight-asian="bold" style:font-weight-complex="bold"/>
    </style:style>
    <style:style style:name="T10" style:family="text">
      <style:text-properties fo:font-weight="bold" officeooo:rsid="048013fc" style:font-weight-asian="bold" style:font-weight-complex="bold"/>
    </style:style>
    <style:style style:name="T11" style:family="text">
      <style:text-properties fo:font-weight="bold" officeooo:rsid="0464428b" style:font-weight-asian="bold" style:font-weight-complex="bold"/>
    </style:style>
    <style:style style:name="T12" style:family="text">
      <style:text-properties fo:font-weight="bold" officeooo:rsid="0486d84a" style:font-weight-asian="bold" style:font-weight-complex="bold"/>
    </style:style>
    <style:style style:name="T13" style:family="text">
      <style:text-properties fo:font-weight="bold" officeooo:rsid="049c7c82"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officeooo:rsid="03e6c6be"/>
    </style:style>
    <style:style style:name="T16" style:family="text">
      <style:text-properties officeooo:rsid="03e77b27"/>
    </style:style>
    <style:style style:name="T17" style:family="text">
      <style:text-properties officeooo:rsid="03e7d8cc"/>
    </style:style>
    <style:style style:name="T18" style:family="text">
      <style:text-properties officeooo:rsid="03e99392"/>
    </style:style>
    <style:style style:name="T19" style:family="text">
      <style:text-properties officeooo:rsid="03ea5c6d"/>
    </style:style>
    <style:style style:name="T20" style:family="text">
      <style:text-properties officeooo:rsid="03ec43bc"/>
    </style:style>
    <style:style style:name="T21" style:family="text">
      <style:text-properties officeooo:rsid="03ed7837"/>
    </style:style>
    <style:style style:name="T22" style:family="text">
      <style:text-properties officeooo:rsid="03ee3b6b"/>
    </style:style>
    <style:style style:name="T23" style:family="text">
      <style:text-properties officeooo:rsid="03f035cd"/>
    </style:style>
    <style:style style:name="T24" style:family="text">
      <style:text-properties officeooo:rsid="03f18328"/>
    </style:style>
    <style:style style:name="T25" style:family="text">
      <style:text-properties officeooo:rsid="03f48194"/>
    </style:style>
    <style:style style:name="T26" style:family="text">
      <style:text-properties fo:font-size="9pt" officeooo:rsid="04816611" style:font-size-asian="9pt" style:font-size-complex="9pt"/>
    </style:style>
    <style:style style:name="T27" style:family="text">
      <style:text-properties fo:font-size="9pt" officeooo:rsid="0486d84a" style:font-size-asian="9pt" style:font-size-complex="9pt"/>
    </style:style>
    <style:style style:name="T28" style:family="text">
      <style:text-properties officeooo:rsid="0408bc90"/>
    </style:style>
    <style:style style:name="T29" style:family="text">
      <style:text-properties officeooo:rsid="040a8fda"/>
    </style:style>
    <style:style style:name="T30" style:family="text">
      <style:text-properties officeooo:rsid="040b9052"/>
    </style:style>
    <style:style style:name="T31" style:family="text">
      <style:text-properties officeooo:rsid="040c57ee"/>
    </style:style>
    <style:style style:name="T32" style:family="text">
      <style:text-properties style:font-name="Ubuntu1"/>
    </style:style>
    <style:style style:name="T33" style:family="text">
      <style:text-properties style:font-name="Ubuntu1" fo:font-size="10pt" fo:background-color="transparent" loext:char-shading-value="0" style:font-size-asian="10pt" style:font-size-complex="10pt" loext:shadow="none"/>
    </style:style>
    <style:style style:name="T34" style:family="text">
      <style:text-properties style:font-name="Ubuntu1" fo:font-size="10pt" officeooo:rsid="04015f69" fo:background-color="transparent" loext:char-shading-value="0" style:font-size-asian="10pt" style:font-size-complex="10pt" loext:shadow="none"/>
    </style:style>
    <style:style style:name="T35" style:family="text">
      <style:text-properties style:font-name="Ubuntu1" fo:font-size="10pt" officeooo:rsid="0401fdd8" fo:background-color="transparent" loext:char-shading-value="0" style:font-size-asian="10pt" style:font-size-complex="10pt" loext:shadow="none"/>
    </style:style>
    <style:style style:name="T36" style:family="text">
      <style:text-properties style:font-name="Ubuntu1" fo:font-size="10pt" officeooo:rsid="03fc59fa" fo:background-color="transparent" loext:char-shading-value="0" style:font-size-asian="10pt" style:font-size-complex="10pt" loext:shadow="none"/>
    </style:style>
    <style:style style:name="T37" style:family="text">
      <style:text-properties style:font-name="Ubuntu1" fo:font-size="10pt" officeooo:rsid="03faf96a" fo:background-color="transparent" loext:char-shading-value="0" style:font-size-asian="10pt" style:font-size-complex="10pt" loext:shadow="none"/>
    </style:style>
    <style:style style:name="T38" style:family="text">
      <style:text-properties style:font-name="Ubuntu1" fo:font-size="10pt" officeooo:rsid="03fe5119" fo:background-color="transparent" loext:char-shading-value="0" style:font-size-asian="10pt" style:font-size-complex="10pt" loext:shadow="none"/>
    </style:style>
    <style:style style:name="T39" style:family="text">
      <style:text-properties style:font-name="Ubuntu1" fo:font-size="10pt" style:font-size-asian="10pt" style:font-size-complex="10pt"/>
    </style:style>
    <style:style style:name="T40" style:family="text">
      <style:text-properties style:font-name="Ubuntu1" fo:font-size="10pt" officeooo:rsid="03fc59fa" style:font-size-asian="10pt" style:font-size-complex="10pt"/>
    </style:style>
    <style:style style:name="T41" style:family="text">
      <style:text-properties style:font-name="Ubuntu1" fo:font-size="10pt" officeooo:rsid="04073bb5" style:font-size-asian="10pt" style:font-size-complex="10pt"/>
    </style:style>
    <style:style style:name="T42" style:family="text">
      <style:text-properties style:font-name="Ubuntu1" fo:font-size="10pt" officeooo:rsid="040512cf" style:font-size-asian="10pt" style:font-size-complex="10pt"/>
    </style:style>
    <style:style style:name="T43" style:family="text">
      <style:text-properties style:font-name="Ubuntu1" fo:font-size="10pt" officeooo:rsid="0405df2c" style:font-size-asian="10pt" style:font-size-complex="10pt"/>
    </style:style>
    <style:style style:name="T44" style:family="text">
      <style:text-properties style:font-name="Ubuntu1" fo:font-size="10pt" officeooo:rsid="04082209" style:font-size-asian="10pt" style:font-size-complex="10pt"/>
    </style:style>
    <style:style style:name="T45" style:family="text">
      <style:text-properties style:font-name="Ubuntu1" fo:font-size="10pt" officeooo:rsid="0404c709" style:font-size-asian="10pt" style:font-size-complex="10pt"/>
    </style:style>
    <style:style style:name="T46" style:family="text">
      <style:text-properties style:font-name="Ubuntu1" fo:font-size="10pt" officeooo:rsid="04500c49" style:font-size-asian="10pt" style:font-size-complex="10pt"/>
    </style:style>
    <style:style style:name="T47" style:family="text">
      <style:text-properties style:font-name="Ubuntu1" fo:font-size="9pt" officeooo:rsid="03fc59fa" style:font-size-asian="9pt" style:font-size-complex="9pt"/>
    </style:style>
    <style:style style:name="T48" style:family="text">
      <style:text-properties fo:color="#ff3333" fo:font-weight="bold" style:font-weight-asian="bold" style:font-weight-complex="bold"/>
    </style:style>
    <style:style style:name="T49" style:family="text">
      <style:text-properties fo:color="#ff3333" fo:font-weight="bold" officeooo:rsid="04666551" style:font-weight-asian="bold" style:font-weight-complex="bold"/>
    </style:style>
    <style:style style:name="T50" style:family="text">
      <style:text-properties fo:color="#ff3333" style:font-name="Ubuntu" fo:font-weight="bold" officeooo:rsid="04666551" fo:background-color="transparent" loext:char-shading-value="0" style:font-weight-asian="bold" style:font-weight-complex="bold"/>
    </style:style>
    <style:style style:name="T51" style:family="text">
      <style:text-properties officeooo:rsid="041b63cd"/>
    </style:style>
    <style:style style:name="T52" style:family="text">
      <style:text-properties officeooo:rsid="041d20dd"/>
    </style:style>
    <style:style style:name="T53" style:family="text">
      <style:text-properties officeooo:rsid="041f1fe0"/>
    </style:style>
    <style:style style:name="T54" style:family="text">
      <style:text-properties officeooo:rsid="042002bc"/>
    </style:style>
    <style:style style:name="T55" style:family="text">
      <style:text-properties officeooo:rsid="04206fd1"/>
    </style:style>
    <style:style style:name="T56" style:family="text">
      <style:text-properties style:use-window-font-color="true" style:font-name="Ubuntu1" fo:font-size="10pt" fo:font-weight="normal" officeooo:rsid="04082209" fo:background-color="transparent" loext:char-shading-value="0" style:font-size-asian="10pt" style:font-weight-asian="normal" style:font-size-complex="10pt" style:font-weight-complex="normal" loext:shadow="none"/>
    </style:style>
    <style:style style:name="T57" style:family="text">
      <style:text-properties style:use-window-font-color="true" style:font-name="Ubuntu1" fo:font-size="10pt" fo:font-weight="normal" officeooo:rsid="03fc59fa" fo:background-color="transparent" loext:char-shading-value="0" style:font-size-asian="10pt" style:font-weight-asian="normal" style:font-size-complex="10pt" style:font-weight-complex="normal" loext:shadow="none"/>
    </style:style>
    <style:style style:name="T58" style:family="text">
      <style:text-properties style:use-window-font-color="true" style:font-name="Ubuntu1" fo:font-size="10pt" fo:font-weight="normal" officeooo:rsid="040636ae" fo:background-color="transparent" loext:char-shading-value="0" style:font-size-asian="10pt" style:font-weight-asian="normal" style:font-size-complex="10pt" style:font-weight-complex="normal" loext:shadow="none"/>
    </style:style>
    <style:style style:name="T59" style:family="text">
      <style:text-properties style:use-window-font-color="true" style:font-name="Ubuntu1" fo:font-size="10pt" fo:font-weight="normal" officeooo:rsid="06cb439d" fo:background-color="transparent" loext:char-shading-value="0" style:font-size-asian="10.5pt" style:font-weight-asian="normal" style:font-size-complex="10pt" style:font-weight-complex="normal"/>
    </style:style>
    <style:style style:name="T60" style:family="text">
      <style:text-properties style:use-window-font-color="true" style:font-name="Ubuntu1" fo:font-size="10pt" fo:font-weight="normal" officeooo:rsid="06d60db8" fo:background-color="transparent" loext:char-shading-value="0" style:font-size-asian="10.5pt" style:font-weight-asian="normal" style:font-size-complex="10pt" style:font-weight-complex="normal"/>
    </style:style>
    <style:style style:name="T61" style:family="text">
      <style:text-properties style:use-window-font-color="true" style:font-name="Ubuntu1" fo:font-size="10pt" fo:font-weight="bold" officeooo:rsid="048013fc" fo:background-color="transparent" loext:char-shading-value="0" style:font-size-asian="10.5pt" style:font-weight-asian="bold" style:font-size-complex="10pt" style:font-weight-complex="bold"/>
    </style:style>
    <style:style style:name="T62" style:family="text">
      <style:text-properties style:use-window-font-color="true" style:font-name="Ubuntu1" fo:font-size="10pt" fo:font-weight="bold" officeooo:rsid="049accbf" fo:background-color="transparent" loext:char-shading-value="0" style:font-size-asian="10pt" style:font-weight-asian="bold" style:font-size-complex="10pt" style:font-weight-complex="bold" loext:shadow="none"/>
    </style:style>
    <style:style style:name="T63" style:family="text">
      <style:text-properties style:use-window-font-color="true" style:font-name="Ubuntu1" fo:font-size="10pt" fo:font-weight="bold" officeooo:rsid="04a53537" fo:background-color="transparent" loext:char-shading-value="0" style:font-size-asian="10pt" style:font-weight-asian="bold" style:font-size-complex="10pt" style:font-weight-complex="bold" loext:shadow="none"/>
    </style:style>
    <style:style style:name="T64" style:family="text">
      <style:text-properties style:use-window-font-color="true" style:font-name="Ubuntu1" fo:font-size="10pt" fo:font-weight="bold" officeooo:rsid="04a7fed8" fo:background-color="transparent" loext:char-shading-value="0" style:font-size-asian="10pt" style:font-weight-asian="bold" style:font-size-complex="10pt" style:font-weight-complex="bold" loext:shadow="none"/>
    </style:style>
    <style:style style:name="T65" style:family="text">
      <style:text-properties style:use-window-font-color="true" style:font-name="Ubuntu1" fo:font-size="10pt" fo:font-weight="bold" fo:background-color="transparent" loext:char-shading-value="0" style:font-size-asian="10pt" style:font-weight-asian="bold" style:font-size-complex="10pt" style:font-weight-complex="bold" loext:shadow="none"/>
    </style:style>
    <style:style style:name="T66" style:family="text">
      <style:text-properties style:use-window-font-color="true" style:font-name="Ubuntu1" fo:font-size="10pt" fo:background-color="transparent" loext:char-shading-value="0" style:font-size-asian="10pt" style:font-size-complex="10pt" loext:shadow="none"/>
    </style:style>
    <style:style style:name="T67" style:family="text">
      <style:text-properties style:use-window-font-color="true" style:font-name="Ubuntu1" fo:font-size="10pt" officeooo:rsid="0493bbd1" fo:background-color="transparent" loext:char-shading-value="0" style:font-size-asian="10pt" style:font-size-complex="10pt" loext:shadow="none"/>
    </style:style>
    <style:style style:name="T68" style:family="text">
      <style:text-properties style:use-window-font-color="true" style:font-name="Ubuntu1" fo:font-size="10pt" officeooo:rsid="049accbf" fo:background-color="transparent" loext:char-shading-value="0" style:font-size-asian="10pt" style:font-size-complex="10pt" loext:shadow="none"/>
    </style:style>
    <style:style style:name="T69" style:family="text">
      <style:text-properties style:use-window-font-color="true" style:font-name="Ubuntu1" fo:font-size="10pt" officeooo:rsid="049d9c3b" fo:background-color="transparent" loext:char-shading-value="0" style:font-size-asian="10pt" style:font-size-complex="10pt" loext:shadow="none"/>
    </style:style>
    <style:style style:name="T70" style:family="text">
      <style:text-properties style:use-window-font-color="true" style:font-name="Ubuntu1" fo:font-size="10pt" officeooo:rsid="04a39842" fo:background-color="transparent" loext:char-shading-value="0" style:font-size-asian="10pt" style:font-size-complex="10pt" loext:shadow="none"/>
    </style:style>
    <style:style style:name="T71" style:family="text">
      <style:text-properties style:use-window-font-color="true" style:font-name="Ubuntu1" fo:font-size="10pt" officeooo:rsid="04a42af0" fo:background-color="transparent" loext:char-shading-value="0" style:font-size-asian="10pt" style:font-size-complex="10pt" loext:shadow="none"/>
    </style:style>
    <style:style style:name="T72" style:family="text">
      <style:text-properties style:use-window-font-color="true" style:font-name="Ubuntu1" fo:font-size="10pt" officeooo:rsid="04a53537" fo:background-color="transparent" loext:char-shading-value="0" style:font-size-asian="10pt" style:font-size-complex="10pt" loext:shadow="none"/>
    </style:style>
    <style:style style:name="T73" style:family="text">
      <style:text-properties style:use-window-font-color="true" style:font-name="Ubuntu1" fo:font-size="10pt" officeooo:rsid="04a7fed8" fo:background-color="transparent" loext:char-shading-value="0" style:font-size-asian="10pt" style:font-size-complex="10pt" loext:shadow="none"/>
    </style:style>
    <style:style style:name="T74" style:family="text">
      <style:text-properties style:use-window-font-color="true" style:font-name="Ubuntu1" fo:font-size="10pt" officeooo:rsid="04add81f" fo:background-color="transparent" loext:char-shading-value="0" style:font-size-asian="10pt" style:font-size-complex="10pt" loext:shadow="none"/>
    </style:style>
    <style:style style:name="T75" style:family="text">
      <style:text-properties style:use-window-font-color="true" style:font-name="Ubuntu1" fo:font-size="9pt" fo:font-weight="normal" officeooo:rsid="04082209" fo:background-color="transparent" loext:char-shading-value="0" style:font-size-asian="9pt" style:font-weight-asian="normal" style:font-size-complex="9pt" style:font-weight-complex="normal" loext:shadow="none"/>
    </style:style>
    <style:style style:name="T76" style:family="text">
      <style:text-properties fo:color="#00cc00" style:font-name="Ubuntu" style:text-underline-style="none" fo:font-weight="normal" officeooo:rsid="037c7f22" fo:background-color="transparent" loext:char-shading-value="0" style:font-weight-asian="normal" style:font-weight-complex="normal" loext:shadow="none"/>
    </style:style>
    <style:style style:name="T77" style:family="text">
      <style:text-properties fo:color="#00cc00" style:font-name="Ubuntu" style:text-underline-style="none" fo:font-weight="normal" officeooo:rsid="046a9dfe" fo:background-color="transparent" loext:char-shading-value="0" style:font-weight-asian="normal" style:font-weight-complex="normal" loext:shadow="none"/>
    </style:style>
    <style:style style:name="T78" style:family="text">
      <style:text-properties fo:color="#00cc00" style:font-name="Ubuntu" style:text-underline-style="none" fo:font-weight="normal" officeooo:rsid="037c7f22" style:font-weight-asian="normal" style:font-weight-complex="normal"/>
    </style:style>
    <style:style style:name="T79" style:family="text">
      <style:text-properties fo:color="#00cc00" style:font-name="Ubuntu" style:text-underline-style="none" officeooo:rsid="037c7f22" fo:background-color="transparent" loext:char-shading-value="0" style:font-weight-asian="normal" style:font-weight-complex="normal" loext:shadow="none"/>
    </style:style>
    <style:style style:name="T80" style:family="text">
      <style:text-properties fo:color="#00cc00" style:font-name="Ubuntu" style:text-underline-style="none" officeooo:rsid="037c7f22" fo:background-color="transparent" loext:char-shading-value="0" style:font-name-asian="DejaVu Sans1" style:font-weight-asian="normal" style:font-name-complex="DejaVu Sans Mono" style:font-weight-complex="normal" loext:shadow="none"/>
    </style:style>
    <style:style style:name="T81" style:family="text">
      <style:text-properties fo:color="#00cc00" style:font-name="Ubuntu" style:text-underline-style="none" officeooo:rsid="037c7f22"/>
    </style:style>
    <style:style style:name="T82" style:family="text">
      <style:text-properties fo:color="#00cc00" style:font-name="Ubuntu" fo:font-size="10pt" style:text-underline-style="none" officeooo:rsid="037c7f22" fo:background-color="transparent" loext:char-shading-value="0" style:font-size-asian="10pt" style:font-size-complex="10pt" loext:shadow="none"/>
    </style:style>
    <style:style style:name="T83" style:family="text">
      <style:text-properties fo:color="#00cc00" style:font-name="Ubuntu" fo:font-size="10pt" style:text-underline-style="none" fo:font-weight="normal" officeooo:rsid="037c7f22" fo:background-color="transparent" loext:char-shading-value="0" style:font-size-asian="10pt" style:font-weight-asian="normal" style:font-size-complex="10pt" style:font-weight-complex="normal" loext:shadow="none"/>
    </style:style>
    <style:style style:name="T84" style:family="text">
      <style:text-properties fo:color="#00cc00" style:font-name="Ubuntu" fo:font-size="10pt" style:text-underline-style="none" officeooo:rsid="037c7f22" style:font-size-asian="10pt" style:font-size-complex="10pt"/>
    </style:style>
    <style:style style:name="T85" style:family="text">
      <style:text-properties fo:color="#00cc00" style:font-name="Ubuntu" fo:font-style="italic" style:text-underline-style="none" fo:font-weight="normal" officeooo:rsid="037c7f22" fo:background-color="transparent" loext:char-shading-value="0" style:font-name-asian="DejaVu Sans1" style:font-style-asian="italic" style:font-weight-asian="normal" style:font-name-complex="DejaVu Sans Mono" style:font-style-complex="italic" style:font-weight-complex="normal" loext:shadow="none"/>
    </style:style>
    <style:style style:name="T86" style:family="text">
      <style:text-properties fo:color="#00cc00" style:font-name="Ubuntu" fo:font-size="9pt" style:text-underline-style="none" officeooo:rsid="037c7f22" style:font-size-asian="9pt" style:font-size-complex="9pt"/>
    </style:style>
    <style:style style:name="T87" style:family="text">
      <style:text-properties officeooo:rsid="0423b06f"/>
    </style:style>
    <style:style style:name="T88" style:family="text">
      <style:text-properties officeooo:rsid="04297ab7"/>
    </style:style>
    <style:style style:name="T89" style:family="text">
      <style:text-properties fo:font-style="normal" fo:font-weight="normal"/>
    </style:style>
    <style:style style:name="T90" style:family="text">
      <style:text-properties fo:font-variant="normal" fo:text-transform="none" fo:color="#aa22ff" style:font-name="Ubuntu1" fo:font-size="10pt" fo:letter-spacing="normal" fo:font-style="normal" fo:font-weight="bold" officeooo:rsid="043dd4c8" style:font-name-asian="DejaVu Sans1" style:font-size-asian="10pt" style:font-weight-asian="bold" style:font-name-complex="DejaVu Sans Mono" style:font-size-complex="10pt" style:font-weight-complex="bold"/>
    </style:style>
    <style:style style:name="T91" style:family="text">
      <style:text-properties fo:font-variant="normal" fo:text-transform="none" fo:color="#aa22ff" style:font-name="Ubuntu1" fo:font-size="10pt" fo:letter-spacing="normal" fo:font-style="normal" fo:font-weight="bold" officeooo:rsid="043dd4c8" fo:background-color="transparent" loext:char-shading-value="0" style:font-name-asian="DejaVu Sans1" style:font-size-asian="10pt" style:font-weight-asian="bold" style:font-name-complex="DejaVu Sans Mono" style:font-size-complex="10pt" style:font-weight-complex="bold" loext:shadow="none"/>
    </style:style>
    <style:style style:name="T92" style:family="text">
      <style:text-properties fo:font-variant="normal" fo:text-transform="none" fo:color="#aa22ff" style:font-name="Ubuntu1" fo:font-size="10pt" fo:letter-spacing="normal" fo:font-style="normal" fo:font-weight="bold" officeooo:rsid="04576af7" fo:background-color="transparent" loext:char-shading-value="0" style:font-name-asian="DejaVu Sans1" style:font-size-asian="10pt" style:font-weight-asian="bold" style:font-name-complex="DejaVu Sans Mono" style:font-size-complex="10pt" style:font-weight-complex="bold" loext:shadow="none"/>
    </style:style>
    <style:style style:name="T93" style:family="text">
      <style:text-properties fo:font-variant="normal" fo:text-transform="none" fo:color="#aa22ff" style:font-name="Ubuntu1" fo:letter-spacing="normal" fo:font-style="normal" fo:font-weight="bold" officeooo:rsid="043dd4c8" fo:background-color="transparent" loext:char-shading-value="0" style:font-name-asian="DejaVu Sans1" style:font-weight-asian="bold" style:font-name-complex="DejaVu Sans Mono" style:font-weight-complex="bold"/>
    </style:style>
    <style:style style:name="T94" style:family="text">
      <style:text-properties fo:font-variant="normal" fo:text-transform="none" fo:color="#aa22ff" style:font-name="Ubuntu1" fo:letter-spacing="normal" fo:font-style="normal" fo:font-weight="bold" officeooo:rsid="043dd4c8" style:font-name-asian="DejaVu Sans1" style:font-weight-asian="bold" style:font-name-complex="DejaVu Sans Mono" style:font-weight-complex="bold"/>
    </style:style>
    <style:style style:name="T95"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size-complex="10pt" loext:shadow="none"/>
    </style:style>
    <style:style style:name="T96"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weight-asian="normal" style:font-size-complex="10pt" style:font-weight-complex="normal" loext:shadow="none"/>
    </style:style>
    <style:style style:name="T97" style:family="text">
      <style:text-properties fo:font-variant="normal" fo:text-transform="none" fo:color="#0000ff" style:font-name="Ubuntu1" fo:font-size="10pt" fo:letter-spacing="normal" fo:font-style="normal" fo:font-weight="bold" officeooo:rsid="043dd4c8" style:font-size-asian="10pt" style:font-size-complex="10pt"/>
    </style:style>
    <style:style style:name="T98" style:family="text">
      <style:text-properties fo:font-variant="normal" fo:text-transform="none" fo:color="#0000ff" style:font-name="Ubuntu1" fo:letter-spacing="normal" fo:font-style="normal" fo:font-weight="bold" officeooo:rsid="043dd4c8" fo:background-color="transparent" loext:char-shading-value="0" style:font-name-asian="DejaVu Sans1" style:font-weight-asian="normal" style:font-name-complex="DejaVu Sans Mono" style:font-weight-complex="normal"/>
    </style:style>
    <style:style style:name="T99" style:family="text">
      <style:text-properties fo:font-variant="normal" fo:text-transform="none" fo:color="#0000ff" style:font-name="Ubuntu1" fo:letter-spacing="normal" fo:font-style="normal" fo:font-weight="bold" officeooo:rsid="043dd4c8"/>
    </style:style>
    <style:style style:name="T100" style:family="text">
      <style:text-properties fo:font-variant="normal" fo:text-transform="none" fo:color="#0000ff" style:font-name="Ubuntu1" fo:letter-spacing="normal" fo:font-style="normal" fo:font-weight="bold" officeooo:rsid="043dd4c8" style:font-weight-asian="normal" style:font-weight-complex="normal"/>
    </style:style>
    <style:style style:name="T101" style:family="text">
      <style:text-properties fo:font-variant="normal" fo:text-transform="none" fo:color="#0000ff" style:font-name="Ubuntu" fo:font-size="11pt" fo:letter-spacing="normal" fo:font-style="normal" fo:font-weight="bold" officeooo:rsid="069382eb" fo:background-color="transparent" loext:char-shading-value="0" style:font-size-asian="10.5pt" style:font-weight-asian="bold" style:font-size-complex="11pt" style:font-weight-complex="bold"/>
    </style:style>
    <style:style style:name="T102" style:family="text">
      <style:text-properties fo:font-variant="normal" fo:text-transform="none" fo:color="#0000ff" style:font-name="Ubuntu" fo:font-size="11pt" fo:letter-spacing="normal" fo:font-style="normal" fo:font-weight="bold" officeooo:rsid="048a3add" fo:background-color="transparent" loext:char-shading-value="0" style:font-size-asian="10.5pt" style:font-weight-asian="bold" style:font-size-complex="11pt" style:font-weight-complex="bold"/>
    </style:style>
    <style:style style:name="T103" style:family="text">
      <style:text-properties fo:font-variant="normal" fo:text-transform="none" style:use-window-font-color="true" style:font-name="Ubuntu1" fo:font-size="10pt" fo:letter-spacing="normal" fo:font-style="normal" fo:font-weight="normal" fo:background-color="transparent" loext:char-shading-value="0" style:font-size-asian="10pt" style:font-size-complex="10pt" loext:padding="0in" loext:border="none" loext:shadow="none"/>
    </style:style>
    <style:style style:name="T104" style:family="text">
      <style:text-properties fo:font-size="11pt" style:font-size-asian="11pt" style:font-size-complex="11pt"/>
    </style:style>
    <style:style style:name="T105" style:family="text">
      <style:text-properties fo:font-size="11pt" officeooo:rsid="044fb675" style:font-size-asian="11pt" style:font-size-complex="11pt"/>
    </style:style>
    <style:style style:name="T106" style:family="text">
      <style:text-properties fo:font-size="11pt" fo:font-weight="bold" style:font-size-asian="11pt" style:font-weight-asian="bold" style:font-size-complex="11pt" style:font-weight-complex="bold"/>
    </style:style>
    <style:style style:name="T107" style:family="text">
      <style:text-properties fo:font-size="11pt" fo:font-weight="bold" officeooo:rsid="044fb675" style:font-size-asian="11pt" style:font-weight-asian="bold" style:font-size-complex="11pt" style:font-weight-complex="bold"/>
    </style:style>
    <style:style style:name="T108" style:family="text">
      <style:text-properties officeooo:rsid="0431c7f7"/>
    </style:style>
    <style:style style:name="T109" style:family="text">
      <style:text-properties officeooo:rsid="043a0175"/>
    </style:style>
    <style:style style:name="T110" style:family="text">
      <style:text-properties officeooo:rsid="043dd4c8"/>
    </style:style>
    <style:style style:name="T111" style:family="text">
      <style:text-properties fo:color="#008000"/>
    </style:style>
    <style:style style:name="T112" style:family="text">
      <style:text-properties fo:color="#008000" fo:font-style="normal" fo:font-weight="normal"/>
    </style:style>
    <style:style style:name="T113" style:family="text">
      <style:text-properties fo:color="#0000ff" fo:font-weight="bold" officeooo:rsid="043dd4c8"/>
    </style:style>
    <style:style style:name="T114" style:family="text">
      <style:text-properties fo:color="#0000ff" fo:font-weight="bold" officeooo:rsid="043dd4c8" fo:background-color="transparent" loext:char-shading-value="0"/>
    </style:style>
    <style:style style:name="T115" style:family="text">
      <style:text-properties fo:color="#0000ff" fo:font-weight="bold" officeooo:rsid="043dd4c8" fo:background-color="transparent" loext:char-shading-value="0" style:font-name-asian="DejaVu Sans1" style:font-weight-asian="normal" style:font-name-complex="DejaVu Sans Mono" style:font-weight-complex="normal"/>
    </style:style>
    <style:style style:name="T116" style:family="text">
      <style:text-properties fo:color="#666666"/>
    </style:style>
    <style:style style:name="T117" style:family="text">
      <style:text-properties fo:color="#666666" fo:font-style="normal" fo:font-weight="normal"/>
    </style:style>
    <style:style style:name="T118" style:family="text">
      <style:text-properties fo:color="#ba2121"/>
    </style:style>
    <style:style style:name="T119" style:family="text">
      <style:text-properties fo:color="#ba2121" fo:font-style="normal" fo:font-weight="normal"/>
    </style:style>
    <style:style style:name="T120" style:family="text">
      <style:text-properties fo:color="#ba2121" officeooo:rsid="045b50f7"/>
    </style:style>
    <style:style style:name="T121" style:family="text">
      <style:text-properties fo:color="#aa22ff" fo:font-style="normal" fo:font-weight="bold" style:font-weight-asian="bold" style:font-weight-complex="bold"/>
    </style:style>
    <style:style style:name="T122" style:family="text">
      <style:text-properties fo:color="#aa22ff" fo:font-style="normal" fo:font-weight="bold" style:font-name-asian="DejaVu Sans1" style:font-weight-asian="bold" style:font-name-complex="DejaVu Sans Mono" style:font-weight-complex="bold"/>
    </style:style>
    <style:style style:name="T123" style:family="text">
      <style:text-properties fo:color="#aa22ff" fo:font-style="normal" fo:font-weight="bold" officeooo:rsid="043dd4c8" fo:background-color="transparent" loext:char-shading-value="0" style:font-name-asian="DejaVu Sans1" style:font-weight-asian="bold" style:font-name-complex="DejaVu Sans Mono" style:font-weight-complex="bold"/>
    </style:style>
    <style:style style:name="T124" style:family="text">
      <style:text-properties fo:color="#aa22ff" fo:font-weight="bold" style:font-name-asian="DejaVu Sans1" style:font-weight-asian="bold" style:font-name-complex="DejaVu Sans Mono" style:font-weight-complex="bold"/>
    </style:style>
    <style:style style:name="T125" style:family="text">
      <style:text-properties fo:color="#aa22ff" fo:font-weight="bold" officeooo:rsid="043dd4c8" style:font-name-asian="DejaVu Sans1" style:font-weight-asian="bold" style:font-name-complex="DejaVu Sans Mono" style:font-weight-complex="bold"/>
    </style:style>
    <style:style style:name="T126" style:family="text">
      <style:text-properties fo:color="#aa22ff" fo:font-weight="bold" officeooo:rsid="043dd4c8" fo:background-color="transparent" loext:char-shading-value="0" style:font-name-asian="DejaVu Sans1" style:font-weight-asian="bold" style:font-name-complex="DejaVu Sans Mono" style:font-weight-complex="bold"/>
    </style:style>
    <style:style style:name="T127" style:family="text">
      <style:text-properties fo:font-style="italic" style:font-style-asian="italic" style:font-style-complex="italic"/>
    </style:style>
    <style:style style:name="T128" style:family="text">
      <style:text-properties fo:font-style="italic" officeooo:rsid="048013fc" style:font-style-asian="italic" style:font-style-complex="italic"/>
    </style:style>
    <style:style style:name="T129" style:family="text">
      <style:text-properties fo:font-style="italic" officeooo:rsid="04666551" style:font-style-asian="italic" style:font-style-complex="italic"/>
    </style:style>
    <style:style style:name="T130" style:family="text">
      <style:text-properties fo:font-style="italic" officeooo:rsid="048e2631" style:font-style-asian="italic" style:font-style-complex="italic"/>
    </style:style>
    <style:style style:name="T131" style:family="text">
      <style:text-properties officeooo:rsid="04420631"/>
    </style:style>
    <style:style style:name="T132" style:family="text">
      <style:text-properties officeooo:rsid="0449ddb5"/>
    </style:style>
    <style:style style:name="T133" style:family="text">
      <style:text-properties officeooo:rsid="044d3000"/>
    </style:style>
    <style:style style:name="T134" style:family="text">
      <style:text-properties fo:font-size="10pt" style:font-size-asian="10pt" style:font-size-complex="10pt"/>
    </style:style>
    <style:style style:name="T135" style:family="text">
      <style:text-properties fo:font-size="10pt" officeooo:rsid="04625993" style:font-size-asian="10pt" style:font-size-complex="10pt"/>
    </style:style>
    <style:style style:name="T136" style:family="text">
      <style:text-properties fo:font-size="10pt" officeooo:rsid="0486ec1d" style:font-size-asian="10pt" style:font-size-complex="10pt"/>
    </style:style>
    <style:style style:name="T137" style:family="text">
      <style:text-properties fo:font-size="10pt" fo:font-style="italic" style:font-size-asian="10pt" style:font-style-asian="italic" style:font-size-complex="10pt" style:font-style-complex="italic"/>
    </style:style>
    <style:style style:name="T138" style:family="text">
      <style:text-properties fo:font-size="10pt" fo:font-style="italic" officeooo:rsid="04666551" style:font-size-asian="10pt" style:font-style-asian="italic" style:font-size-complex="10pt" style:font-style-complex="italic"/>
    </style:style>
    <style:style style:name="T139" style:family="text">
      <style:text-properties fo:font-size="10pt" fo:font-style="italic" officeooo:rsid="048013fc" style:font-size-asian="10pt" style:font-style-asian="italic" style:font-size-complex="10pt" style:font-style-complex="italic"/>
    </style:style>
    <style:style style:name="T140" style:family="text">
      <style:text-properties fo:font-size="10pt" fo:font-style="italic" officeooo:rsid="048e2631" style:font-size-asian="10pt" style:font-style-asian="italic" style:font-size-complex="10pt" style:font-style-complex="italic"/>
    </style:style>
    <style:style style:name="T141" style:family="text">
      <style:text-properties officeooo:rsid="040a8fda" fo:background-color="transparent" loext:char-shading-value="0" loext:shadow="none"/>
    </style:style>
    <style:style style:name="T142" style:family="text">
      <style:text-properties officeooo:rsid="04625993"/>
    </style:style>
    <style:style style:name="T143" style:family="text">
      <style:text-properties officeooo:rsid="0464428b"/>
    </style:style>
    <style:style style:name="T144" style:family="text">
      <style:text-properties officeooo:rsid="04666551"/>
    </style:style>
    <style:style style:name="T145" style:family="text">
      <style:text-properties officeooo:rsid="04681ccb"/>
    </style:style>
    <style:style style:name="T146" style:family="text">
      <style:text-properties officeooo:rsid="0471a528"/>
    </style:style>
    <style:style style:name="T147" style:family="text">
      <style:text-properties officeooo:rsid="04734c1b"/>
    </style:style>
    <style:style style:name="T148" style:family="text">
      <style:text-properties officeooo:rsid="0474b16f"/>
    </style:style>
    <style:style style:name="T149" style:family="text">
      <style:text-properties officeooo:rsid="0476758e"/>
    </style:style>
    <style:style style:name="T150" style:family="text">
      <style:text-properties officeooo:rsid="04780143"/>
    </style:style>
    <style:style style:name="T151" style:family="text">
      <style:text-properties officeooo:rsid="047f67cc"/>
    </style:style>
    <style:style style:name="T152" style:family="text">
      <style:text-properties officeooo:rsid="048013fc"/>
    </style:style>
    <style:style style:name="T153" style:family="text">
      <style:text-properties officeooo:rsid="0428d87c"/>
    </style:style>
    <style:style style:name="T154" style:family="text">
      <style:text-properties officeooo:rsid="04973000"/>
    </style:style>
    <style:style style:name="T155" style:family="text">
      <style:text-properties style:font-name="Comic Sans MS" fo:font-size="12pt" fo:font-weight="normal" fo:background-color="transparent" loext:char-shading-value="0" style:font-size-asian="10.5pt"/>
    </style:style>
    <style:style style:name="T156" style:family="text">
      <style:text-properties style:font-name="Comic Sans MS" fo:font-size="12pt" fo:background-color="transparent" loext:char-shading-value="0" style:font-size-asian="10.5pt"/>
    </style:style>
    <style:style style:name="T157" style:family="text">
      <style:text-properties style:font-name="Comic Sans MS" fo:font-size="12pt" fo:background-color="transparent" loext:char-shading-value="0" style:font-size-asian="10.5pt" loext:padding="0in" loext:border="none"/>
    </style:style>
    <style:style style:name="T158" style:family="text">
      <style:text-properties officeooo:rsid="049c7c82"/>
    </style:style>
    <style:style style:name="T159" style:family="text">
      <style:text-properties officeooo:rsid="04add81f"/>
    </style:style>
    <style:style style:name="T160" style:family="text">
      <style:text-properties officeooo:rsid="04afd11f"/>
    </style:style>
    <style:style style:name="T161" style:family="text">
      <style:text-properties style:font-size-complex="10pt" loext:shadow="none"/>
    </style:style>
    <style:style style:name="T162" style:family="text">
      <style:text-properties officeooo:rsid="04b516ba" style:font-size-complex="10pt" loext:shadow="none"/>
    </style:style>
    <style:style style:name="T163" style:family="text">
      <style:text-properties officeooo:rsid="04b62d13" style:font-size-complex="10pt" loext:shadow="none"/>
    </style:style>
    <style:style style:name="T164" style:family="text">
      <style:text-properties officeooo:rsid="04b71082" style:font-size-complex="10pt" loext: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Face detection with OpenCV</text:p>
      <text:list xml:id="list2764129615559339043" text:style-name="Sajat_20_szamozas">
        <text:list-item>
          <text:h text:style-name="P155" text:outline-level="1">Theory of face detection classifiers</text:h>
        </text:list-item>
      </text:list>
      <text:p text:style-name="P2">A computer program that decides whether an image is a positive image (face image) or negative image (non-face image) is called a <text:span text:style-name="Strong_20_Emphasis">classifier</text:span>. A classifier is trained on hundreds of thousands of face and non-face images to learn how to classify a new image correctly.<text:span text:style-name="T15"> </text:span><text:span text:style-name="T1">OpenCV</text:span><text:span text:style-name="T15"> </text:span>provides us with two pre-trained and ready to be used for face detection classifiers:</text:p>
      <text:list xml:id="list6215209722733895856" text:style-name="L1">
        <text:list-item>
          <text:p text:style-name="P154">Haar Classifier</text:p>
        </text:list-item>
        <text:list-item>
          <text:p text:style-name="P154">LBP Classifier</text:p>
        </text:list-item>
      </text:list>
      <text:p text:style-name="P2"/>
      <text:p text:style-name="P3">Both of these classifiers process images in gray scales, basically because we don't need color information to decide if a picture has a face or not. As these are pre-trained in OpenCV, their learned knowledge files also come bundled with OpenCV<text:span text:style-name="T16"> </text:span><text:span text:style-name="Emphasis">opencv/data/</text:span></text:p>
      <text:p text:style-name="P8">To run a classifier, we need to load the knowledge files first, as if it had no knowledge, just like a newly born baby.</text:p>
      <text:p text:style-name="P3">Each file starts with the name of the classifier it belongs to. For example,<text:span text:style-name="T17"> </text:span>a <text:span text:style-name="Strong_20_Emphasis">Haar cascade classifier</text:span><text:span text:style-name="Strong_20_Emphasis"><text:span text:style-name="T17"> </text:span></text:span>starts off as <text:span text:style-name="Emphasis"><text:span text:style-name="T1">haarcascade_frontalface_alt.xml</text:span></text:span><text:span text:style-name="Emphasis"><text:span text:style-name="T25">.</text:span></text:span></text:p>
      <text:list xml:id="list223012938245693" text:continue-list="list2764129615559339043" text:style-name="Sajat_20_szamozas">
        <text:list-item>
          <text:list>
            <text:list-item>
              <text:h text:style-name="P159" text:outline-level="2">Haar classifier</text:h>
            </text:list-item>
          </text:list>
        </text:list-item>
      </text:list>
      <text:p text:style-name="P1">The<text:span text:style-name="T18"> </text:span><text:span text:style-name="T2">Haar Classifier</text:span> is a machine learning based approach, an algorithm created by Paul Viola and Michael Jones; which are trained from many many positive images (with faces) and negatives images (without faces).</text:p>
      <text:p text:style-name="P4">It starts by extracting <text:span text:style-name="T1">Haar</text:span> features from each image as shown <text:span text:style-name="T19">by the windows </text:span>below:</text:p>
      <text:p text:style-name="P4"/>
      <text:p text:style-name="P4">Each window is placed on the picture to calculate a single feature. This feature is a single value obtained by subtracting the sum of pixels under the white part of the window from the sum of the pixels under the black part of the window.</text:p>
      <text:p text:style-name="P4">Now, all possible sizes of each window are placed on all possible locations of each image to calculate plenty of features<text:span text:style-name="T20">.</text:span></text:p>
      <text:p text:style-name="P4"/>
      <text:p text:style-name="P4">For example, in above image, we are extracting two features. The first one focuses on the property that the region of the eyes is often darker than the area of the nose and cheeks. The second feature relies on the property that the eyes are darker than the bridge of the nose<text:span text:style-name="T21">.</text:span></text:p>
      <text:p text:style-name="P4">But among all these features calculated, <text:span text:style-name="T1">most of them are irrelevant</text:span>. For example, when used on the cheek, the windows become irrelevant because none of these areas are darker or lighter than other regions on the cheeks, all sectors here are the same<text:span text:style-name="T21">.</text:span></text:p>
      <text:p text:style-name="P4"><text:soft-page-break/>So we promptly discard irrelevant features and keep only those relevant with a fancy technique called <text:span text:style-name="Strong_20_Emphasis">Adaboost. </text:span>AdaBoost is a training process for face detection, which selects only those features known to improve the classification (face/non-face) accuracy of our classifier.</text:p>
      <text:p text:style-name="P4">In the end, the algorithm considers the fact that generally: most of the region in an image is a non-face region. Considering this, it’s a better idea to have a simple method to check if a window is a non-face region, and if it's not, discard it right away and don’t process it again. So we can focus mostly on the area where a face is<text:span text:style-name="T22">.</text:span></text:p>
      <text:p text:style-name="P4"/>
      <text:h text:style-name="P156" text:outline-level="1"/>
      <text:list xml:id="list223012724363973" text:continue-numbering="true" text:style-name="Sajat_20_szamozas">
        <text:list-item>
          <text:h text:style-name="P157" text:outline-level="1">Face <text:span text:style-name="T108">D</text:span>etection with haar classifiers</text:h>
        </text:list-item>
      </text:list>
      <text:p text:style-name="P141">You can find the pre-generated haar cascades in the cv2 library:</text:p>
      <text:p text:style-name="P102">opencv-{version}/data/haarcascades/<text:span text:style-name="T3">haarcascade_eye.xml</text:span></text:p>
      <text:p text:style-name="P102">opencv-{version}/data/haarcascades/<text:span text:style-name="T3">haarcascade_frontalface_default.xml</text:span></text:p>
      <text:p text:style-name="P12">Save the cascade file which you want to use.</text:p>
      <text:p text:style-name="P12"/>
      <text:list xml:id="list223012380853360" text:continue-numbering="true" text:style-name="Sajat_20_szamozas">
        <text:list-item>
          <text:list>
            <text:list-item>
              <text:h text:style-name="P163" text:outline-level="2">Simple Image face detection</text:h>
            </text:list-item>
          </text:list>
        </text:list-item>
      </text:list>
      <text:p text:style-name="P92"><text:span text:style-name="T107">simple_image_face_detector.p</text:span><text:span text:style-name="T106">y</text:span></text:p>
      <text:p text:style-name="P103"><text:span text:style-name="T91">import</text:span><text:span text:style-name="T33"> </text:span><text:span text:style-name="T96">cv2</text:span><text:span text:style-name="T33"> <text:line-break/></text:span><text:span text:style-name="T91">import</text:span><text:span text:style-name="T33"> </text:span><text:span text:style-name="T96">sys</text:span><text:span text:style-name="T33"> <text:line-break/><text:line-break/></text:span><text:span text:style-name="T91">if</text:span><text:span text:style-name="T33"> len( sys.argv ) &lt; 2: <text:line-break/></text:span><text:span text:style-name="T34"> <text:s text:c="6"/></text:span><text:span text:style-name="T33">imagePath = "images/abba.png" <text:line-break/></text:span><text:span text:style-name="T91">else</text:span><text:span text:style-name="T33">: <text:line-break/></text:span><text:span text:style-name="T34"> <text:s text:c="6"/></text:span><text:span text:style-name="T33">imagePath = sys.argv[1] </text:span><text:span text:style-name="T35"><text:tab/><text:tab/><text:tab/><text:tab/></text:span><text:span text:style-name="T83"># 1st parameter is the image path</text:span><text:span text:style-name="T33"><text:line-break/>cascPath = "haarclassifiers/haarcascade_frontalface_default.xml" <text:line-break/>faceCascade = cv2.CascadeClassifier(cascPath) <text:line-break/><text:line-break/>image = cv2.imread(imagePath) </text:span><text:span text:style-name="T35"><text:tab/><text:tab/><text:tab/></text:span><text:span text:style-name="T83"># read the image </text:span><text:span text:style-name="T33"><text:line-break/>gray = cv2.cvtColor(image, cv2.COLOR_BGR2GRAY) </text:span><text:span text:style-name="T35"><text:tab/></text:span><text:span text:style-name="T83"># convert the image to black and white</text:span><text:span text:style-name="T33"><text:line-break/><text:line-break/>faces = faceCascade.detectMultiScale( </text:span><text:span text:style-name="T35"><text:tab/><text:tab/></text:span><text:span text:style-name="T83"># detect faces in the image </text:span><text:span text:style-name="T33"><text:line-break/></text:span><text:span text:style-name="T35"> <text:s text:c="6"/></text:span><text:span text:style-name="T33">gray, <text:line-break/></text:span><text:span text:style-name="T35"> <text:s text:c="6"/></text:span><text:span text:style-name="T33">scaleFactor=1.8, <text:line-break/></text:span><text:span text:style-name="T35"> <text:s text:c="6"/></text:span><text:span text:style-name="T33">minNeighbors=5, <text:line-break/></text:span><text:span text:style-name="T35"> <text:s text:c="6"/></text:span><text:span text:style-name="T33">minSize=(30, 30) <text:line-break/>) <text:line-break/><text:line-break/>print("Found {0} faces!".format(len(faces))) <text:line-break/><text:line-break/></text:span><text:span text:style-name="T91">for</text:span><text:span text:style-name="T33"> (x, y, w, h) </text:span><text:span text:style-name="T91">in</text:span><text:span text:style-name="T92"> </text:span><text:span text:style-name="T33">faces: </text:span><text:span text:style-name="T35"><text:tab/><text:tab/><text:tab/><text:tab/></text:span><text:span text:style-name="T83"># draw a rectangle around the faces </text:span><text:span text:style-name="T33"><text:line-break/></text:span><text:span text:style-name="T35"> <text:s text:c="6"/></text:span><text:span text:style-name="T33">cv2.rectangle(image, (x, y), (x+w, y+h), (0, 255, 0), 2) <text:line-break/><text:line-break/>cv2.imshow("Faces found", image) <text:line-break/>cv2.waitKey(0)</text:span></text:p>
      <text:p text:style-name="P45"/>
      <text:h text:style-name="P164" text:outline-level="2"/>
      <text:list xml:id="list223013995597781" text:continue-numbering="true" text:style-name="Sajat_20_szamozas">
        <text:list-item>
          <text:list>
            <text:list-item>
              <text:h text:style-name="P171" text:outline-level="2">Simple Camera face detection</text:h>
            </text:list-item>
          </text:list>
        </text:list-item>
      </text:list>
      <text:p text:style-name="P92"><text:span text:style-name="T107">simple_camera_face_detector.p</text:span><text:span text:style-name="T106">y</text:span></text:p>
      <text:p text:style-name="P104"><text:span text:style-name="T91">import</text:span><text:span text:style-name="T36"> </text:span><text:span text:style-name="T95">cv2</text:span><text:span text:style-name="T36"><text:line-break/><text:line-break/>cap = cv2.VideoCapture(0) <text:line-break/><text:line-break/>faceCascade = cv2.CascadeClassifier("haarclassifiers/haarcascade_frontalface_default.xml") <text:line-break/><text:line-break/></text:span><text:span text:style-name="T91">while</text:span><text:span text:style-name="T36">(True): <text:s/><text:line-break/></text:span><text:span text:style-name="T37"> <text:s text:c="6"/></text:span><text:span text:style-name="T36">ret, frame = cap.read() </text:span><text:span text:style-name="T37"><text:tab/><text:tab/><text:tab/><text:tab/><text:tab/></text:span><text:span text:style-name="T82"># capture frame-by-frame</text:span><text:span text:style-name="T36"><text:line-break/><text:line-break/></text:span><text:span text:style-name="T37"> <text:s text:c="6"/></text:span><text:span text:style-name="T91">if</text:span><text:span text:style-name="T36"> not ret: </text:span><text:span text:style-name="T37"><text:tab/><text:tab/><text:tab/><text:tab/><text:tab/><text:tab/><text:tab/></text:span><text:span text:style-name="T82"># if no image from the camera</text:span><text:span text:style-name="T36"><text:line-break/></text:span><text:span text:style-name="T37"> <text:s text:c="14"/></text:span><text:span text:style-name="T36">print("No camera found...") <text:line-break/></text:span><text:span text:style-name="T37"> <text:s text:c="14"/></text:span><text:span text:style-name="T36">break </text:span><text:span text:style-name="T37"><text:tab/><text:tab/><text:tab/><text:tab/><text:tab/><text:tab/><text:tab/></text:span><text:span text:style-name="T82"># stop detecting</text:span><text:span text:style-name="T36"><text:line-break/><text:line-break/></text:span><text:span text:style-name="T37"> <text:s text:c="6"/></text:span><text:span text:style-name="T36">gray = cv2.cvtColor(frame, cv2.COLOR_BGR2GRAY) </text:span><text:span text:style-name="T37"><text:s/><text:tab/></text:span><text:span text:style-name="T82"># converts image to black and white</text:span><text:span text:style-name="T36"><text:line-break/><text:line-break/></text:span><text:span text:style-name="T37"> <text:s text:c="6"/></text:span><text:span text:style-name="T36">faces = faceCascade.detectMultiScale( </text:span><text:span text:style-name="T37"><text:tab/><text:tab/><text:tab/></text:span><text:span text:style-name="T82"># Detect faces in the image</text:span><text:span text:style-name="T36"><text:line-break/></text:span><text:span text:style-name="T37"> <text:s text:c="14"/></text:span><text:span text:style-name="T36">gray, <text:line-break/></text:span><text:span text:style-name="T37"> <text:s text:c="14"/></text:span><text:span text:style-name="T36">scaleFactor=1.1, <text:line-break/></text:span><text:span text:style-name="T37"> <text:s text:c="14"/></text:span><text:span text:style-name="T36">minNeighbors=5, <text:line-break/></text:span><text:span text:style-name="T37"> <text:s text:c="14"/></text:span><text:span text:style-name="T36">minSize=(30, 30) </text:span><text:span text:style-name="T37"><text:s text:c="15"/></text:span><text:span text:style-name="T36"><text:line-break/></text:span><text:span text:style-name="T37"> <text:s text:c="6"/></text:span><text:span text:style-name="T36">) <text:line-break/><text:line-break/> <text:s text:c="6"/></text:span><text:span text:style-name="T91">for</text:span><text:span text:style-name="T36"> (x, y, w, h) </text:span><text:span text:style-name="T91">in</text:span><text:span text:style-name="T36"> faces: <text:tab/><text:tab/><text:tab/><text:tab/><text:tab/></text:span><text:span text:style-name="T82"># draw a rectangle around the faces </text:span><text:span text:style-name="T36"><text:line-break/></text:span><text:span text:style-name="T37"> <text:s text:c="14"/></text:span><text:span text:style-name="T36">cv2.rectangle(frame, (x, y), (x+w, y+h), (0, 255, 0), 2) <text:line-break/><text:line-break/> <text:s text:c="6"/>print(</text:span><text:span text:style-name="T38"> </text:span><text:span text:style-name="T36">"Found {0} faces!".format(</text:span><text:span text:style-name="T38"> </text:span><text:span text:style-name="T36">len(</text:span><text:span text:style-name="T38"> </text:span><text:span text:style-name="T36">faces</text:span><text:span text:style-name="T38"> </text:span><text:span text:style-name="T36">)</text:span><text:span text:style-name="T38"> </text:span><text:span text:style-name="T36">) <text:line-break/> <text:s text:c="6"/>cv2.imshow('frame', frame) <text:line-break/><text:line-break/> <text:s text:c="6"/></text:span><text:span text:style-name="T91">if</text:span><text:span text:style-name="T36"> cv2.waitKey(1) &amp; 0xFF == ord('q'): <text:tab/><text:tab/><text:tab/></text:span><text:span text:style-name="T82"># stop running</text:span><text:span text:style-name="T36"><text:line-break/></text:span><text:span text:style-name="T37"> <text:s text:c="14"/></text:span><text:span text:style-name="T91">break </text:span><text:span text:style-name="T36"><text:line-break/><text:line-break/>cap.release() <text:tab/><text:tab/><text:tab/><text:tab/><text:tab/><text:tab/><text:tab/></text:span><text:span text:style-name="T82"># release the capture </text:span><text:span text:style-name="T36"><text:line-break/>cv2.destroyAllWindows()<text:tab/><text:tab/><text:tab/><text:tab/><text:tab/></text:span><text:span text:style-name="T82"># close all windows</text:span></text:p>
      <text:list xml:id="list223012827412067" text:continue-numbering="true" text:style-name="Sajat_20_szamozas">
        <text:list-item>
          <text:list>
            <text:list-item>
              <text:h text:style-name="P163" text:outline-level="2">Complex Camera face detection with eye</text:h>
            </text:list-item>
          </text:list>
        </text:list-item>
      </text:list>
      <text:p text:style-name="P93"><text:span text:style-name="T105">complex_camera</text:span><text:span text:style-name="T104">_face_detection.py</text:span></text:p>
      <text:p text:style-name="P137"><text:span text:style-name="T90">import</text:span><text:span text:style-name="T40"> </text:span><text:span text:style-name="T97">cv2 </text:span><text:span text:style-name="T40"><text:line-break/><text:line-break/>cap = cv2.VideoCapture(0) <text:line-break/><text:line-break/>faceCascade = cv2.CascadeClassifier("haarclassifiers/haarcascade_frontalface_default.xml") <text:line-break/>eyeCascade = cv2.CascadeClassifier("haarclassifiers/haarcascade_eye_tree_eyeglasses.xml") <text:line-break/><text:line-break/></text:span><text:span text:style-name="T90">while</text:span><text:span text:style-name="T40">(True): <text:line-break/></text:span><text:span text:style-name="T41"><text:tab/></text:span><text:span text:style-name="T40">ret, frame = cap.read() </text:span><text:span text:style-name="T42"><text:tab/><text:tab/><text:tab/><text:tab/><text:tab/></text:span><text:span text:style-name="T84"># capture frame-by-frame </text:span><text:span text:style-name="T40"><text:line-break/><text:line-break/></text:span><text:span text:style-name="T41"><text:tab/></text:span><text:span text:style-name="T90">if</text:span><text:span text:style-name="T40"> not ret: <text:line-break/></text:span><text:span text:style-name="T41"><text:tab/><text:tab/></text:span><text:span text:style-name="T40">print("No camera found...") <text:line-break/></text:span><text:span text:style-name="T41"><text:tab/><text:tab/></text:span><text:span text:style-name="T40">break <text:line-break/><text:line-break/></text:span><text:span text:style-name="T41"><text:tab/></text:span><text:span text:style-name="T40">gray = cv2.cvtColor(frame, cv2.COLOR_BGR2GRAY) </text:span></text:p>
      <text:p text:style-name="P138"><text:span text:style-name="T40"><text:line-break/></text:span><text:span text:style-name="T41"><text:tab/></text:span><text:span text:style-name="T43">facenums = 0</text:span><text:span text:style-name="T40"><text:line-break/></text:span><text:span text:style-name="T41"><text:tab/></text:span><text:span text:style-name="T40">faces = faceCascade.detectMultiScale( </text:span><text:span text:style-name="T42"><text:tab/><text:tab/><text:tab/></text:span><text:span text:style-name="T84"># detect faces in the image </text:span><text:span text:style-name="T40"><text:line-break/></text:span><text:span text:style-name="T41"><text:tab/><text:tab/></text:span><text:span text:style-name="T40">gray, <text:line-break/></text:span><text:span text:style-name="T41"><text:tab/><text:tab/></text:span><text:span text:style-name="T40">scaleFactor=1.1, <text:line-break/></text:span><text:span text:style-name="T41"><text:tab/><text:tab/></text:span><text:span text:style-name="T40">minNeighbors=5, <text:line-break/></text:span><text:soft-page-break/><text:span text:style-name="T41"><text:tab/><text:tab/></text:span><text:span text:style-name="T40">minSize=(30, 30) <text:line-break/></text:span><text:span text:style-name="T41"><text:tab/></text:span><text:span text:style-name="T40">) <text:line-break/><text:line-break/></text:span><text:span text:style-name="T44"><text:tab/></text:span><text:span text:style-name="T40">eyenums = 0 <text:line-break/></text:span><text:span text:style-name="T44"><text:tab/></text:span><text:span text:style-name="T90">for</text:span><text:span text:style-name="T40"> (x, y, w, h) </text:span><text:span text:style-name="T90">in</text:span><text:span text:style-name="T40"> faces: </text:span><text:span text:style-name="T43"><text:tab/><text:tab/><text:tab/><text:tab/><text:tab/></text:span><text:span text:style-name="T84"># check faces for eyes </text:span><text:span text:style-name="T40"><text:line-break/></text:span><text:span text:style-name="T44"><text:tab/><text:tab/></text:span><text:span text:style-name="T40">roi_gray = gray[ y:y+h, x:x+w ]</text:span><text:span text:style-name="T43"><text:tab/><text:tab/><text:tab/><text:tab/></text:span><text:span text:style-name="T84"># set of the frame</text:span><text:span text:style-name="T40"><text:line-break/></text:span><text:span text:style-name="T44"><text:tab/><text:tab/></text:span><text:span text:style-name="T40">roi_color = frame[ y:y+h, x:x+w ] <text:line-break/></text:span><text:span text:style-name="T44"><text:tab/><text:tab/></text:span><text:span text:style-name="T40">eyes = eyeCascade.detectMultiScale( </text:span><text:span text:style-name="T43"><text:tab/><text:tab/></text:span><text:span text:style-name="T46"><text:tab/></text:span><text:span text:style-name="T84"># detect eyes in the face </text:span><text:span text:style-name="T40"><text:line-break/></text:span><text:span text:style-name="T44"><text:tab/><text:tab/><text:tab/></text:span><text:span text:style-name="T40">roi_gray, <text:line-break/></text:span><text:span text:style-name="T44"><text:tab/><text:tab/><text:tab/></text:span><text:span text:style-name="T40">scaleFactor=1.1, <text:line-break/></text:span><text:span text:style-name="T44"><text:tab/><text:tab/><text:tab/></text:span><text:span text:style-name="T40">minNeighbors=20, <text:line-break/></text:span><text:span text:style-name="T44"><text:tab/><text:tab/><text:tab/></text:span><text:span text:style-name="T40">minSize=(10, 10) <text:line-break/></text:span><text:span text:style-name="T44"><text:tab/><text:tab/></text:span><text:span text:style-name="T40">) </text:span></text:p>
      <text:p text:style-name="P105"><text:span text:style-name="T44"><text:tab/><text:tab/></text:span><text:span text:style-name="T90">if</text:span><text:span text:style-name="T43"> </text:span><text:span text:style-name="T40">len(eyes) </text:span><text:span text:style-name="T43"><text:s/>== 2:<text:tab/><text:tab/><text:tab/><text:tab/><text:tab/></text:span><text:span text:style-name="T84"># if found 2 eyes on one face</text:span></text:p>
      <text:p text:style-name="P106"><text:span text:style-name="T44"><text:tab/><text:tab/><text:tab/></text:span><text:span text:style-name="T39">facenums += 1</text:span></text:p>
      <text:p text:style-name="P105"><text:span text:style-name="T44"><text:tab/><text:tab/><text:tab/></text:span><text:span text:style-name="T40">eyenums += len(eyes) <text:line-break/></text:span><text:span text:style-name="T44"><text:tab/><text:tab/><text:tab/></text:span><text:span text:style-name="T47">cv2.rectangle(frame, (x, y), (x+w, y+h), (0, 255, 0), 2)</text:span><text:span text:style-name="T40"> </text:span><text:span text:style-name="T43"><text:tab/></text:span><text:span text:style-name="T84"># draw a rectangle around the faces <text:s text:c="2"/></text:span><text:span text:style-name="T45"><text:s text:c="13"/></text:span></text:p>
      <text:p text:style-name="P54"><text:span text:style-name="T56"><text:tab/><text:tab/><text:tab/></text:span><text:span text:style-name="T91">for</text:span><text:span text:style-name="T57"> (ex, ey, ew, eh) </text:span><text:span text:style-name="T91">in</text:span><text:span text:style-name="T57"> eyes: <text:line-break/></text:span><text:span text:style-name="T75"><text:tab/><text:tab/><text:tab/><text:tab/></text:span><text:span text:style-name="T57">cv2.circle(roi_color, ( int( ex + ew / 2), int( ey + ew / 2) ), int( ew / 2 ), (0, 0, 255), 2) <text:line-break/><text:line-break/></text:span><text:span text:style-name="T56"><text:tab/></text:span><text:span text:style-name="T57">print(</text:span><text:span text:style-name="T58"> </text:span><text:span text:style-name="T57">"Found {0} faces! Found {1} eyes".format(</text:span><text:span text:style-name="T58"> facenums</text:span><text:span text:style-name="T57">, eyenums )</text:span><text:span text:style-name="T58"> </text:span><text:span text:style-name="T57">) <text:line-break/><text:line-break/></text:span><text:span text:style-name="T56"><text:tab/></text:span><text:span text:style-name="T57">cv2.imshow('frame', frame) <text:line-break/><text:line-break/></text:span><text:span text:style-name="T56"><text:tab/></text:span><text:span text:style-name="T91">if</text:span><text:span text:style-name="T57"> cv2.waitKey(1) &amp; 0xFF == ord('q'): <text:line-break/></text:span><text:span text:style-name="T56"><text:tab/><text:tab/></text:span><text:span text:style-name="T91">break</text:span><text:span text:style-name="T57"> <text:line-break/><text:line-break/>cap.release() <text:line-break/>cv2.destroyAllWindow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1201in" fo:margin-bottom="0.1201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Quotations" style:family="paragraph" style:parent-style-name="Standard" style:class="html"/>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9-16T22:30:11.686609380</dc:date>
    <meta:editing-duration>P22DT7H31M2S</meta:editing-duration>
    <meta:editing-cycles>1344</meta:editing-cycles>
    <meta:generator>LibreOffice/5.1.6.2$Linux_X86_64 LibreOffice_project/10m0$Build-2</meta:generator>
    <meta:document-statistic meta:table-count="0" meta:image-count="0" meta:object-count="0" meta:page-count="5" meta:paragraph-count="36" meta:word-count="918" meta:character-count="6562" meta:non-whitespace-character-count="5185"/>
  </office:meta>
</office:document-meta>
</file>